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3.9173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2.0744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3508in"/>
    </style:style>
    <style:style style:name="co12" style:family="table-column">
      <style:table-column-properties fo:break-before="auto" style:column-width="0.4299in"/>
    </style:style>
    <style:style style:name="co13" style:family="table-column">
      <style:table-column-properties fo:break-before="auto" style:column-width="0.272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0.2717in"/>
    </style:style>
    <style:style style:name="co16" style:family="table-column">
      <style:table-column-properties fo:break-before="auto" style:column-width="1.1335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7307in"/>
    </style:style>
    <style:style style:name="co19" style:family="table-column">
      <style:table-column-properties fo:break-before="auto" style:column-width="1.2118in"/>
    </style:style>
    <style:style style:name="co20" style:family="table-column">
      <style:table-column-properties fo:break-before="auto" style:column-width="1.3701in"/>
    </style:style>
    <style:style style:name="co21" style:family="table-column">
      <style:table-column-properties fo:break-before="auto" style:column-width="1.8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in"/>
      <style:text-properties fo:color="#ffffff"/>
      <style:map style:condition="cell-content()&gt;=64" style:apply-style-name="Warning" style:base-cell-address="'Impl 1'.H17"/>
    </style:style>
    <style:style style:name="ce7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in"/>
      <style:text-properties fo:color="#ffffff"/>
      <style:map style:condition="cell-content()&lt;512" style:apply-style-name="Good" style:base-cell-address="'Impl 1'.H18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ff"/>
    </style:style>
    <style:style style:name="ce16" style:family="table-cell" style:parent-style-name="Default">
      <style:text-properties fo:color="#ffffff"/>
    </style:style>
    <style:style style:name="ce17" style:family="table-cell" style:parent-style-name="Default">
      <style:table-cell-properties fo:border-bottom="none" style:text-align-source="fix" style:repeat-content="false" fo:border-left="0.74pt solid #ffffff" fo:border-right="0.74pt solid #ffffff" fo:border-top="0.74pt solid #ffffff" style:vertical-align="middle"/>
      <style:paragraph-properties fo:text-align="center"/>
      <style:text-properties fo:color="#ffffff"/>
    </style:style>
    <style:style style:name="ce18" style:family="table-cell" style:parent-style-name="Default">
      <style:table-cell-properties fo:border-bottom="none" fo:border-left="0.74pt solid #ffffff" fo:border-right="none" fo:border-top="none"/>
      <style:text-properties fo:color="#ffffff"/>
    </style:style>
    <style:style style:name="ce19" style:family="table-cell" style:parent-style-name="Default">
      <style:table-cell-properties fo:border-bottom="0.74pt solid #ffffff" fo:border-left="0.74pt solid #ffffff" fo:border-right="none" fo:border-top="none"/>
      <style:text-properties fo:color="#ffffff"/>
    </style:style>
    <style:style style:name="ce20" style:family="table-cell" style:parent-style-name="Default">
      <style:table-cell-properties fo:border-bottom="none" fo:border-left="0.74pt solid #ffffff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74pt solid #ffffff"/>
      <style:text-properties fo:color="#ffffff"/>
    </style:style>
    <style:style style:name="ce22" style:family="table-cell" style:parent-style-name="Default">
      <style:table-cell-properties fo:border="none"/>
      <style:text-properties fo:color="#ffffff"/>
    </style:style>
    <style:style style:name="ce23" style:family="table-cell" style:parent-style-name="Default">
      <style:table-cell-properties fo:border="none"/>
      <style:text-properties fo:color="#ffffff"/>
      <style:map style:condition="cell-content()&lt;61" style:apply-style-name="Good" style:base-cell-address="Design.C8"/>
    </style:style>
    <style:style style:name="ce24" style:family="table-cell" style:parent-style-name="Default">
      <style:table-cell-properties fo:border-bottom="0.74pt solid #ffffff" fo:border-left="none" fo:border-right="none" fo:border-top="none"/>
      <style:text-properties fo:color="#ffffff"/>
      <style:map style:condition="cell-content()=0" style:apply-style-name="Bad" style:base-cell-address="Design.C11"/>
    </style:style>
    <style:style style:name="ce25" style:family="table-cell" style:parent-style-name="Default"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="none"/>
      <style:text-properties fo:color="#ffffff"/>
      <style:map style:condition="cell-content()&lt;61" style:apply-style-name="Good" style:base-cell-address="Design.C32"/>
    </style:style>
    <style:style style:name="ce27" style:family="table-cell" style:parent-style-name="Default">
      <style:table-cell-properties fo:border-bottom="0.74pt solid #ffffff" fo:border-left="none" fo:border-right="none" fo:border-top="none"/>
      <style:text-properties fo:color="#ffffff"/>
    </style:style>
    <style:style style:name="ce28" style:family="table-cell" style:parent-style-name="Default">
      <style:table-cell-properties fo:border="none"/>
      <style:text-properties fo:color="#ffffff"/>
      <style:map style:condition="cell-content()&lt;61" style:apply-style-name="Good" style:base-cell-address="Design.C20"/>
    </style:style>
    <style:style style:name="ce29" style:family="table-cell" style:parent-style-name="Default">
      <style:table-cell-properties fo:border="none"/>
      <style:text-properties fo:color="#ffffff"/>
      <style:map style:condition="cell-content()&gt;512" style:apply-style-name="Bad" style:base-cell-address="Design.C63"/>
    </style:style>
    <style:style style:name="ce30" style:family="table-cell" style:parent-style-name="Default">
      <style:table-cell-properties fo:border-bottom="none" fo:border-left="none" fo:border-right="0.74pt solid #ffffff" fo:border-top="0.74pt solid #ffffff"/>
      <style:text-properties fo:color="#ffffff"/>
    </style:style>
    <style:style style:name="ce31" style:family="table-cell" style:parent-style-name="Default">
      <style:table-cell-properties fo:border-bottom="none" fo:border-left="none" fo:border-right="0.74pt solid #ffffff" fo:border-top="none"/>
      <style:text-properties fo:color="#ffffff"/>
    </style:style>
    <style:style style:name="ce32" style:family="table-cell" style:parent-style-name="Default">
      <style:table-cell-properties fo:border-bottom="0.74pt solid #ffffff" fo:border-left="none" fo:border-right="0.74pt solid #ffffff" fo:border-top="none"/>
      <style:text-properties fo:color="#ffffff"/>
    </style:style>
    <style:style style:name="ce33" style:family="table-cell" style:parent-style-name="Default">
      <style:table-cell-properties fo:border-bottom="none" fo:border-left="none" fo:border-right="0.74pt solid #ffffff" fo:border-top="none"/>
    </style:style>
    <style:style style:name="ce34" style:family="table-cell" style:parent-style-name="Default">
      <style:table-cell-properties fo:border="none"/>
      <style:text-properties fo:color="#ffffff"/>
      <style:map style:condition="cell-content()&lt;61" style:apply-style-name="Good" style:base-cell-address="Design.C2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Impl 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4" table:default-cell-style-name="ce2"/>
        <table:table-column table:style-name="co2" table:number-columns-repeated="16369"/>
        <table:table-row table:style-name="ro1">
          <table:table-cell table:style-name="ce1"/>
          <table:table-cell table:style-name="ce4" office:value-type="string" calcext:value-type="string" table:number-columns-spanned="8" table:number-rows-spanned="1">
            <text:p>No L1 fusion</text:p>
          </table:table-cell>
          <table:covered-table-cell table:number-columns-repeated="7" table:style-name="ce10"/>
          <table:table-cell table:style-name="ce10" table:number-columns-repeated="2"/>
          <table:table-cell table:number-columns-repeated="4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Operation</text:p>
          </table:table-cell>
          <table:table-cell table:style-name="ce8" office:value-type="string" calcext:value-type="string" table:number-columns-spanned="2" table:number-rows-spanned="1">
            <text:p>Input 1 Shapes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Input 2 Shapes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Output 1 Shapes</text:p>
          </table:table-cell>
          <table:covered-table-cell/>
          <table:table-cell office:value-type="string" calcext:value-type="string">
            <text:p>Data Mem Size (KB)</text:p>
          </table:table-cell>
          <table:table-cell office:value-type="string" calcext:value-type="string">
            <text:p># Data Memories</text:p>
          </table:table-cell>
          <table:table-cell table:number-columns-repeated="6"/>
          <table:table-cell table:style-name="ce2" table:number-columns-repeated="16369"/>
        </table:table-row>
        <table:table-row table:style-name="ro1">
          <table:table-cell office:value-type="string" calcext:value-type="string">
            <text:p>Q=XW<text:span text:style-name="T1">Q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2*2*(([.B3]*[.C3])+([.D3]*[.E3])+([.F3]*[.G3]))/1024" office:value-type="float" office:value="244" calcext:value-type="float">
            <text:p>244</text:p>
          </table:table-cell>
          <table:table-cell table:formula="of:=CEILING(SUM([.H3:.H13])/64)" office:value-type="float" office:value="343" calcext:value-type="float">
            <text:p>343</text:p>
          </table:table-cell>
          <table:table-cell table:number-columns-repeated="6"/>
          <table:table-cell table:style-name="ce2" table:number-columns-repeated="16369"/>
        </table:table-row>
        <table:table-row table:style-name="ro1">
          <table:table-cell office:value-type="string" calcext:value-type="string">
            <text:p>K=XW<text:span text:style-name="T1">K</text:span>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2*2*(([.B4]*[.C4])+([.D4]*[.E4])+([.F4]*[.G4]))/1024" office:value-type="float" office:value="1024" calcext:value-type="float">
            <text:p>102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V=XW<text:span text:style-name="T1">V</text:span>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2*2*(([.B5]*[.C5])+([.D5]*[.E5])+([.F5]*[.G5]))/1024" office:value-type="float" office:value="1024" calcext:value-type="float">
            <text:p>102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1</text:span>=QK<text:span text:style-name="T2">T</text:span>/sqrt(d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2*2*(([.B6]*[.C6])+([.D6]*[.E6])+([.F6]*[.G6]))/1024" office:value-type="float" office:value="84" calcext:value-type="float">
            <text:p>8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2</text:span>=softmax(M<text:span text:style-name="T1">1</text:span>)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2*2*(([.B7]*[.C7])+([.D7]*[.E7])+([.F7]*[.G7]))/1024" office:value-type="float" office:value="32" calcext:value-type="float">
            <text:p>32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3</text:span><text:span text:style-name="T3">=M</text:span><text:span text:style-name="T1">2</text:span><text:span text:style-name="T3">V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2*2*(([.B8]*[.C8])+([.D8]*[.E8])+([.F8]*[.G8]))/1024" office:value-type="float" office:value="84" calcext:value-type="float">
            <text:p>8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4</text:span><text:span text:style-name="T3">=M</text:span><text:span text:style-name="T1">3</text:span><text:span text:style-name="T3">W</text:span><text:span text:style-name="T1">O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table:formula="of:=2*2*(([.B9]*[.C9])+([.D9]*[.E9])+([.F9]*[.G9]))/1024" office:value-type="float" office:value="244" calcext:value-type="float">
            <text:p>2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Y=AN(X,M<text:span text:style-name="T1">4</text:span><text:span text:style-name="T3">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table:formula="of:=2*2*(([.B10]*[.C10])+([.D10]*[.E10])+([.F10]*[.G10]))/1024" office:value-type="float" office:value="144" calcext:value-type="float">
            <text:p>1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F<text:span text:style-name="T1">1</text:span>=GeLU(YW<text:span text:style-name="T1">1</text:span>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3072" calcext:value-type="float">
            <text:p>3072</text:p>
          </table:table-cell>
          <table:table-cell table:formula="of:=2*2*(([.B11]*[.C11])+([.D11]*[.E11])+([.F11]*[.G11]))/1024" office:value-type="float" office:value="9456" calcext:value-type="float">
            <text:p>9456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F<text:span text:style-name="T1">2</text:span><text:span text:style-name="T3">=F</text:span><text:span text:style-name="T1">1</text:span><text:span text:style-name="T3">W</text:span><text:span text:style-name="T1">2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table:formula="of:=2*2*(([.B12]*[.C12])+([.D12]*[.E12])+([.F12]*[.G12]))/1024" office:value-type="float" office:value="9456" calcext:value-type="float">
            <text:p>9456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X=AN(Y,F<text:span text:style-name="T1">2</text:span><text:span text:style-name="T3">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table:formula="of:=2*2*(([.B13]*[.C13])+([.D13]*[.E13])+([.F13]*[.G13]))/1024" office:value-type="float" office:value="144" calcext:value-type="float">
            <text:p>1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With L2 and L1 fusion</text:p>
          </table:table-cell>
          <table:covered-table-cell table:number-columns-repeated="7"/>
          <table:table-cell table:number-columns-repeated="6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Operation</text:p>
          </table:table-cell>
          <table:table-cell table:style-name="ce8" office:value-type="string" calcext:value-type="string" table:number-columns-spanned="2" table:number-rows-spanned="1">
            <text:p>Input 1 Shapes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Input 2 Shapes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Output 1 Shapes</text:p>
          </table:table-cell>
          <table:covered-table-cell/>
          <table:table-cell office:value-type="string" calcext:value-type="string">
            <text:p>Data Mem Size (KB)</text:p>
          </table:table-cell>
          <table:table-cell office:value-type="string" calcext:value-type="string">
            <text:p>Estimated Cycles (Assume 512 MACs/cycle * 0.7 efficiency)</text:p>
          </table:table-cell>
          <table:table-cell office:value-type="string" calcext:value-type="string">
            <text:p># Data Memories</text:p>
          </table:table-cell>
          <table:table-cell office:value-type="string" calcext:value-type="string">
            <text:p># Mem Tiles</text:p>
          </table:table-cell>
          <table:table-cell table:number-columns-repeated="4"/>
          <table:table-cell table:style-name="ce2" table:number-columns-repeated="16369"/>
        </table:table-row>
        <table:table-row table:style-name="ro1">
          <table:table-cell office:value-type="string" calcext:value-type="string">
            <text:p>Q=XW<text:span text:style-name="T1">Q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6" table:formula="of:=2*2*(([.B17]*[.C17])+([.D17]*[.E17])+([.F17]*[.G17]))/1024" office:value-type="float" office:value="44" calcext:value-type="float">
            <text:p>44</text:p>
          </table:table-cell>
          <table:table-cell table:style-name="ce1" table:formula="of:=CEILING([.B17]*[.C17]*[.E17]/(512*0.7))" office:value-type="float" office:value="366" calcext:value-type="float">
            <text:p>366</text:p>
          </table:table-cell>
          <table:table-cell table:formula="of:=CEILING(SUM([.H17]; [.H19]; [.H21]; [.H23]; [.H25]; [.H27]; [.H29]; [.H31]; [.H33]; [.H35]; [.H37])/64)" office:value-type="float" office:value="8" calcext:value-type="float">
            <text:p>8</text:p>
          </table:table-cell>
          <table:table-cell table:formula="of:=CEILING(SUM([.H18]; [.H20]; [.H22]; [.H24]; [.H26]; [.H28]; [.H30]; [.H32]; [.H34]; [.H36]; [.H38])/512)" office:value-type="float" office:value="2" calcext:value-type="float">
            <text:p>2</text:p>
          </table:table-cell>
          <table:table-cell table:number-columns-repeated="4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X, W<text:span text:style-name="T1">Q</text:span>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style-name="ce7" table:formula="of:=2*2*(([.B18]*[.C18])+([.D18]*[.E18])+([.F18]*[.G18]))/1024" office:value-type="float" office:value="40" calcext:value-type="float">
            <text:p>40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K=XW<text:span text:style-name="T1">K</text:span>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6" table:formula="of:=2*2*(([.B19]*[.C19])+([.D19]*[.E19])+([.F19]*[.G19]))/1024" office:value-type="float" office:value="56" calcext:value-type="float">
            <text:p>56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X, W<text:span text:style-name="T1">K</text:span>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7" table:formula="of:=2*2*(([.B20]*[.C20])+([.D20]*[.E20])+([.F20]*[.G20]))/1024" office:value-type="float" office:value="88" calcext:value-type="float">
            <text:p>88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V=XW<text:span text:style-name="T1">V</text:span>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6" table:formula="of:=2*2*(([.B21]*[.C21])+([.D21]*[.E21])+([.F21]*[.G21]))/1024" office:value-type="float" office:value="56" calcext:value-type="float">
            <text:p>56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X, W<text:span text:style-name="T1">V</text:span>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7" table:formula="of:=2*2*(([.B22]*[.C22])+([.D22]*[.E22])+([.F22]*[.G22]))/1024" office:value-type="float" office:value="88" calcext:value-type="float">
            <text:p>88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1</text:span>=QK<text:span text:style-name="T2">T</text:span>/sqrt(d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style-name="ce6" table:formula="of:=2*2*(([.B23]*[.C23])+([.D23]*[.E23])+([.F23]*[.G23]))/1024" office:value-type="float" office:value="44" calcext:value-type="float">
            <text:p>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M<text:span text:style-name="T1">1</text:span></text:p>
          </table:table-cell>
          <table:table-cell table:style-name="ce1"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6" calcext:value-type="float">
            <text:p>256</text:p>
          </table:table-cell>
          <table:table-cell table:style-name="ce7" table:formula="of:=2*2*(([.B24]*[.C24])+([.D24]*[.E24])+([.F24]*[.G24]))/1024" office:value-type="float" office:value="16" calcext:value-type="float">
            <text:p>16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2</text:span>=softmax(M<text:span text:style-name="T1">1</text:span>)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style-name="ce6" table:formula="of:=2*2*(([.B25]*[.C25])+([.D25]*[.E25])+([.F25]*[.G25]))/1024" office:value-type="float" office:value="32" calcext:value-type="float">
            <text:p>32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table:number-columns-repeated="7"/>
          <table:table-cell table:style-name="ce7" table:formula="of:=2*2*(([.B26]*[.C26])+([.D26]*[.E26])+([.F26]*[.G26]))/1024" office:value-type="float" office:value="0" calcext:value-type="float">
            <text:p>0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3</text:span><text:span text:style-name="T3">=M</text:span><text:span text:style-name="T1">2</text:span><text:span text:style-name="T3">V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6" table:formula="of:=2*2*(([.B27]*[.C27])+([.D27]*[.E27])+([.F27]*[.G27]))/1024" office:value-type="float" office:value="44" calcext:value-type="float">
            <text:p>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table:number-columns-repeated="7"/>
          <table:table-cell table:style-name="ce7" table:formula="of:=2*2*(([.B28]*[.C28])+([.D28]*[.E28])+([.F28]*[.G28]))/1024" office:value-type="float" office:value="0" calcext:value-type="float">
            <text:p>0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4</text:span><text:span text:style-name="T3">=M</text:span><text:span text:style-name="T1">3</text:span><text:span text:style-name="T3">W</text:span><text:span text:style-name="T1">O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style-name="ce6" table:formula="of:=2*2*(([.B29]*[.C29])+([.D29]*[.E29])+([.F29]*[.G29]))/1024" office:value-type="float" office:value="44" calcext:value-type="float">
            <text:p>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table:number-columns-repeated="5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768" calcext:value-type="float">
            <text:p>768</text:p>
          </table:table-cell>
          <table:table-cell table:style-name="ce7" table:formula="of:=2*2*(([.B30]*[.C30])+([.D30]*[.E30])+([.F30]*[.G30]))/1024" office:value-type="float" office:value="48" calcext:value-type="float">
            <text:p>48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Y=AN(X,M<text:span text:style-name="T1">4</text:span><text:span text:style-name="T3">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table:style-name="ce6" table:formula="of:=2*2*(([.B31]*[.C31])+([.D31]*[.E31])+([.F31]*[.G31]))/1024" office:value-type="float" office:value="36" calcext:value-type="float">
            <text:p>36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X, M<text:span text:style-name="T1">4</text:span><text:span text:style-name="T3">,Y</text:span>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68" calcext:value-type="float">
            <text:p>768</text:p>
          </table:table-cell>
          <table:table-cell table:style-name="ce7" table:formula="of:=2*2*(([.B32]*[.C32])+([.D32]*[.E32])+([.F32]*[.G32]))/1024" office:value-type="float" office:value="144" calcext:value-type="float">
            <text:p>1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F<text:span text:style-name="T1">1</text:span>=GeLU(YW<text:span text:style-name="T1">1</text:span>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style-name="ce6" table:formula="of:=2*2*(([.B33]*[.C33])+([.D33]*[.E33])+([.F33]*[.G33]))/1024" office:value-type="float" office:value="50" calcext:value-type="float">
            <text:p>50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W<text:span text:style-name="T1">1</text:span>, F<text:span text:style-name="T1">1</text:span></text:p>
          </table:table-cell>
          <table:table-cell table:style-name="ce1"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72" calcext:value-type="float">
            <text:p>3072</text:p>
          </table:table-cell>
          <table:table-cell table:style-name="ce7" table:formula="of:=2*2*(([.B34]*[.C34])+([.D34]*[.E34])+([.F34]*[.G34]))/1024" office:value-type="float" office:value="192" calcext:value-type="float">
            <text:p>192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F<text:span text:style-name="T1">2</text:span><text:span text:style-name="T3">=F</text:span><text:span text:style-name="T1">1</text:span><text:span text:style-name="T3">W</text:span><text:span text:style-name="T1">2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style-name="ce6" table:formula="of:=2*2*(([.B35]*[.C35])+([.D35]*[.E35])+([.F35]*[.G35]))/1024" office:value-type="float" office:value="50" calcext:value-type="float">
            <text:p>50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F<text:span text:style-name="T1">2</text:span></text:p>
          </table:table-cell>
          <table:table-cell table:style-name="ce1"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768" calcext:value-type="float">
            <text:p>768</text:p>
          </table:table-cell>
          <table:table-cell table:style-name="ce7" table:formula="of:=2*2*(([.B36]*[.C36])+([.D36]*[.E36])+([.F36]*[.G36]))/1024" office:value-type="float" office:value="48" calcext:value-type="float">
            <text:p>48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X=AN(Y,F<text:span text:style-name="T1">2</text:span><text:span text:style-name="T3">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table:style-name="ce6" table:formula="of:=2*2*(([.B37]*[.C37])+([.D37]*[.E37])+([.F37]*[.G37]))/1024" office:value-type="float" office:value="36" calcext:value-type="float">
            <text:p>36</text:p>
          </table:table-cell>
          <table:table-cell table:number-columns-repeated="2"/>
          <table:table-cell table:style-name="ce10"/>
          <table:table-cell table:number-columns-repeated="4"/>
          <table:table-cell table:style-name="ce2" table:number-columns-repeated="16369"/>
        </table:table-row>
        <table:table-row table:style-name="ro1">
          <table:table-cell office:value-type="string" calcext:value-type="string">
            <text:p>MT: Y, F<text:span text:style-name="T1">2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table:style-name="ce7" table:formula="of:=2*2*(([.B38]*[.C38])+([.D38]*[.E38])+([.F38]*[.G38]))/1024" office:value-type="float" office:value="144" calcext:value-type="float">
            <text:p>144</text:p>
          </table:table-cell>
          <table:table-cell table:number-columns-repeated="7"/>
          <table:table-cell table:style-name="ce2" table:number-columns-repeated="16369"/>
        </table:table-row>
        <table:table-row table:style-name="ro1" table:number-rows-repeated="2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8"/>
          <table:table-cell table:number-columns-repeated="14"/>
          <table:table-cell table:style-name="ce2" table:number-columns-repeated="16369"/>
        </table:table-row>
        <table:table-row table:style-name="ro1" table:number-rows-repeated="8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8"/>
          <table:table-cell table:number-columns-repeated="14"/>
          <table:table-cell table:style-name="ce2" table:number-columns-repeated="16369"/>
        </table:table-row>
        <table:table-row table:style-name="ro1" table:number-rows-repeated="3">
          <table:table-cell table:number-columns-repeated="15"/>
          <table:table-cell table:style-name="ce2" table:number-columns-repeated="16369"/>
        </table:table-row>
        <table:table-row table:style-name="ro1">
          <table:table-cell/>
          <table:table-cell table:style-name="Default" table:number-columns-repeated="2"/>
          <table:table-cell table:number-columns-repeated="12"/>
          <table:table-cell table:style-name="ce2" table:number-columns-repeated="16369"/>
        </table:table-row>
        <table:table-row table:style-name="ro1" table:number-rows-repeated="104852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calcext:conditional-formats>
          <calcext:conditional-format calcext:target-range-address="'Impl 1'.H17:'Impl 1'.H17 'Impl 1'.H19:'Impl 1'.H19 'Impl 1'.H21:'Impl 1'.H21 'Impl 1'.H23:'Impl 1'.H23 'Impl 1'.H25:'Impl 1'.H25 'Impl 1'.H27:'Impl 1'.H27 'Impl 1'.H29:'Impl 1'.H29 'Impl 1'.H31:'Impl 1'.H31 'Impl 1'.H33:'Impl 1'.H33 'Impl 1'.H35:'Impl 1'.H35 'Impl 1'.H37:'Impl 1'.H37">
            <calcext:condition calcext:apply-style-name="Warning" calcext:value="&gt;=64" calcext:base-cell-address="'Impl 1'.H17"/>
          </calcext:conditional-format>
          <calcext:conditional-format calcext:target-range-address="'Impl 1'.H18:'Impl 1'.H18 'Impl 1'.H20:'Impl 1'.H20 'Impl 1'.H22:'Impl 1'.H22 'Impl 1'.H24:'Impl 1'.H24 'Impl 1'.H26:'Impl 1'.H26 'Impl 1'.H28:'Impl 1'.H28 'Impl 1'.H30:'Impl 1'.H30 'Impl 1'.H32:'Impl 1'.H32 'Impl 1'.H34:'Impl 1'.H34 'Impl 1'.H36:'Impl 1'.H36 'Impl 1'.H38:'Impl 1'.H38">
            <calcext:condition calcext:apply-style-name="Good" calcext:value="&lt;512" calcext:base-cell-address="'Impl 1'.H18"/>
          </calcext:conditional-format>
          <calcext:conditional-format calcext:target-range-address="'Impl 1'.H17:'Impl 1'.H17 'Impl 1'.H19:'Impl 1'.H19 'Impl 1'.H21:'Impl 1'.H21 'Impl 1'.H23:'Impl 1'.H23 'Impl 1'.H25:'Impl 1'.H25 'Impl 1'.H27:'Impl 1'.H27 'Impl 1'.H29:'Impl 1'.H29 'Impl 1'.H31:'Impl 1'.H31 'Impl 1'.H33:'Impl 1'.H33 'Impl 1'.H35:'Impl 1'.H35 'Impl 1'.H37:'Impl 1'.H37">
            <calcext:condition calcext:apply-style-name="Good" calcext:value="&lt;64" calcext:base-cell-address="'Impl 1'.H17"/>
          </calcext:conditional-format>
          <calcext:conditional-format calcext:target-range-address="'Impl 1'.H18:'Impl 1'.H18 'Impl 1'.H20:'Impl 1'.H20 'Impl 1'.H22:'Impl 1'.H22 'Impl 1'.H24:'Impl 1'.H24 'Impl 1'.H26:'Impl 1'.H26 'Impl 1'.H28:'Impl 1'.H28 'Impl 1'.H30:'Impl 1'.H30 'Impl 1'.H32:'Impl 1'.H32 'Impl 1'.H34:'Impl 1'.H34 'Impl 1'.H36:'Impl 1'.H36 'Impl 1'.H38:'Impl 1'.H38">
            <calcext:condition calcext:apply-style-name="Bad" calcext:value="&gt;=512" calcext:base-cell-address="'Impl 1'.H18"/>
          </calcext:conditional-format>
        </calcext:conditional-formats>
      </table:table>
      <table:table table:name="Design" table:style-name="ta1">
        <table:table-column table:style-name="co2" table:default-cell-style-name="ce16"/>
        <table:table-column table:style-name="co9" table:default-cell-style-name="ce16"/>
        <table:table-column table:style-name="co2" table:number-columns-repeated="3" table:default-cell-style-name="ce16"/>
        <table:table-column table:style-name="co9" table:default-cell-style-name="ce16"/>
        <table:table-column table:style-name="co2" table:number-columns-repeated="3" table:default-cell-style-name="ce16"/>
        <table:table-column table:style-name="co9" table:default-cell-style-name="ce16"/>
        <table:table-column table:style-name="co2" table:number-columns-repeated="3" table:default-cell-style-name="ce16"/>
        <table:table-column table:style-name="co9" table:default-cell-style-name="ce16"/>
        <table:table-column table:style-name="co2" table:number-columns-repeated="3" table:default-cell-style-name="ce16"/>
        <table:table-column table:style-name="co9" table:default-cell-style-name="ce16"/>
        <table:table-column table:style-name="co2" table:number-columns-repeated="3" table:default-cell-style-name="ce16"/>
        <table:table-column table:style-name="co9" table:default-cell-style-name="ce16"/>
        <table:table-column table:style-name="co2" table:number-columns-repeated="2" table:default-cell-style-name="Default"/>
        <table:table-column table:style-name="co2" table:default-cell-style-name="ce16"/>
        <table:table-column table:style-name="co9" table:default-cell-style-name="ce16"/>
        <table:table-column table:style-name="co2" table:number-columns-repeated="3" table:default-cell-style-name="ce16"/>
        <table:table-column table:style-name="co9" table:default-cell-style-name="ce16"/>
        <table:table-column table:style-name="co2" table:number-columns-repeated="2" table:default-cell-style-name="ce16"/>
        <table:table-column table:style-name="co2" table:number-columns-repeated="2" table:default-cell-style-name="Default"/>
        <table:table-column table:style-name="co2" table:number-columns-repeated="16350"/>
        <table:table-row table:style-name="ro1">
          <table:table-cell table:style-name="Default" table:number-columns-repeated="2"/>
          <table:table-cell table:number-columns-repeated="32"/>
          <table:table-cell table:style-name="ce16" table:number-columns-repeated="16350"/>
        </table:table-row>
        <table:table-row table:style-name="ro1">
          <table:table-cell table:style-name="Default"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Default"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V</text:p>
          </table:table-cell>
          <table:table-cell table:style-name="ce31" office:value-type="string" calcext:value-type="string">
            <text:p>XW<text:span text:style-name="T1">V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M<text:span text:style-name="T1">3</text:span></text:p>
          </table:table-cell>
          <table:table-cell table:style-name="ce31" office:value-type="string" calcext:value-type="string">
            <text:p>M<text:span text:style-name="T1">2</text:span><text:span text:style-name="T3">V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F<text:span text:style-name="T1">1</text:span></text:p>
          </table:table-cell>
          <table:table-cell table:style-name="ce31" office:value-type="string" calcext:value-type="string">
            <text:p>GeLU(A<text:span text:style-name="T1">1</text:span><text:span text:style-name="T3">W</text:span><text:span text:style-name="T1">1</text:span><text:span text:style-name="T3">)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F<text:span text:style-name="T1">2</text:span></text:p>
          </table:table-cell>
          <table:table-cell table:style-name="ce31" office:value-type="string" calcext:value-type="string">
            <text:p>F<text:span text:style-name="T1">1</text:span><text:span text:style-name="T3">W</text:span><text:span text:style-name="T1">2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Default"/>
          <table:table-cell table:style-name="ce18" office:value-type="string" calcext:value-type="string">
            <text:p>Input 1 (Rows, Cols)</text:p>
          </table:table-cell>
          <table:table-cell table:style-name="ce22" office:value-type="float" office:value="128" calcext:value-type="float">
            <text:p>128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16" calcext:value-type="float">
            <text:p>16</text:p>
          </table:table-cell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Default"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64" calcext:value-type="float">
            <text:p>64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128" calcext:value-type="float">
            <text:p>128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256" calcext:value-type="float">
            <text:p>256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256" calcext:value-type="float">
            <text:p>256</text:p>
          </table:table-cell>
          <table:table-cell table:style-name="ce31" office:value-type="float" office:value="32" calcext:value-type="float">
            <text:p>32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3"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256" calcext:value-type="float">
            <text:p>256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32" calcext:value-type="float">
            <text:p>32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Memory (KB)</text:p>
          </table:table-cell>
          <table:table-cell table:style-name="ce23" table:formula="of:=2*2*([.C6]*[.D6]+[.C5]*[.D5]+[.C4]*[.D4])/1024" office:value-type="float" office:value="48" calcext:value-type="float">
            <text:p>48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G6]*[.H6]+[.G5]*[.H5]+[.G4]*[.H4])/1024" office:value-type="float" office:value="40" calcext:value-type="float">
            <text:p>4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K6]*[.L6]+[.K5]*[.L5]+[.K4]*[.L4])/1024" office:value-type="float" office:value="50" calcext:value-type="float">
            <text:p>5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O6]*[.P6]+[.O5]*[.P5]+[.O4]*[.P4])/1024" office:value-type="float" office:value="36" calcext:value-type="float">
            <text:p>36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S6]*[.T6]+[.S5]*[.T5]+[.S4]*[.T4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W6]*[.X6]+[.W5]*[.X5]+[.W4]*[.X4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A6]*[.AB6]+[.AA5]*[.AB5]+[.AA4]*[.AB4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E6]*[.AF6]+[.AE5]*[.AF5]+[.AE4]*[.AF4])/1024" office:value-type="float" office:value="0" calcext:value-type="float">
            <text:p>0</text:p>
          </table:table-cell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Compute (MACs)</text:p>
          </table:table-cell>
          <table:table-cell table:style-name="ce22" table:formula="of:=[.C4]*[.C5]*[.D5]" office:value-type="float" office:value="524288" calcext:value-type="float">
            <text:p>524288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 table:formula="of:=[.C18]*[.G5]*[.H5]" office:value-type="float" office:value="262144" calcext:value-type="float">
            <text:p>262144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 table:formula="of:=[.K4]*[.K5]*[.L5]" office:value-type="float" office:value="131072" calcext:value-type="float">
            <text:p>131072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 table:formula="of:=[.O6]*[.O5]*[.P5]" office:value-type="float" office:value="262144" calcext:value-type="float">
            <text:p>262144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Total Invokes</text:p>
          </table:table-cell>
          <table:table-cell table:style-name="ce22" table:formula="of:=[.H51]/[.C5]*[.G68]/[.C4]" office:value-type="float" office:value="24" calcext:value-type="float">
            <text:p>24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 table:formula="of:=[.D18]/[.G5]" office:value-type="float" office:value="2" calcext:value-type="float">
            <text:p>2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 table:formula="of:=[.O67]/[.K5]*[.P67]/[.L6]" office:value-type="float" office:value="576" calcext:value-type="float">
            <text:p>576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 table:formula="of:=[.O68]/[.O5]*[.P68]/[.P6]" office:value-type="float" office:value="288" calcext:value-type="float">
            <text:p>288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C9]*[.C10]/512" office:value-type="float" office:value="24576" calcext:value-type="float">
            <text:p>24576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G9]*[.G10]/512" office:value-type="float" office:value="1024" calcext:value-type="float">
            <text:p>1024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K9]*[.K10]/512" office:value-type="float" office:value="147456" calcext:value-type="float">
            <text:p>147456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O9]*[.O10]/512" office:value-type="float" office:value="147456" calcext:value-type="float">
            <text:p>147456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S9]*[.S10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W9]*[.W10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A9]*[.AA10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E9]*[.AE10]/512" office:value-type="float" office:value="0" calcext:value-type="float">
            <text:p>0</text:p>
          </table:table-cell>
          <table:table-cell table:style-name="ce32"/>
          <table:table-cell table:style-name="ce16"/>
          <table:table-cell/>
          <table:table-cell table:style-name="ce16" table:number-columns-repeated="16350"/>
        </table:table-row>
        <table:table-row table:style-name="ro1" table:number-rows-repeated="2">
          <table:table-cell table:style-name="ce14"/>
          <table:table-cell table:number-columns-repeated="21"/>
          <table:table-cell table:style-name="ce16" table:number-columns-repeated="2"/>
          <table:table-cell table:number-columns-repeated="10"/>
          <table:table-cell table:style-name="ce16" table:number-columns-repeated="16350"/>
        </table:table-row>
        <table:table-row table:style-name="ro1">
          <table:table-cell table:style-name="ce14"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M<text:span text:style-name="T1">2</text:span></text:p>
          </table:table-cell>
          <table:table-cell table:style-name="ce31" office:value-type="string" calcext:value-type="string">
            <text:p>softmax(M<text:span text:style-name="T1">1</text:span><text:span text:style-name="T3">)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M<text:span text:style-name="T1">4</text:span></text:p>
          </table:table-cell>
          <table:table-cell table:style-name="ce31" office:value-type="string" calcext:value-type="string">
            <text:p>M<text:span text:style-name="T1">3</text:span><text:span text:style-name="T3">W</text:span><text:span text:style-name="T1">O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A<text:span text:style-name="T1">1</text:span></text:p>
          </table:table-cell>
          <table:table-cell table:style-name="ce31" office:value-type="string" calcext:value-type="string">
            <text:p>LN(M<text:span text:style-name="T1">4</text:span><text:span text:style-name="T3">+X)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Y</text:p>
          </table:table-cell>
          <table:table-cell table:style-name="ce31" office:value-type="string" calcext:value-type="string">
            <text:p>LN(F<text:span text:style-name="T1">2</text:span><text:span text:style-name="T3">+A</text:span><text:span text:style-name="T1">1</text:span><text:span text:style-name="T3">)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Input 1 (Rows, Cols)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64" calcext:value-type="float">
            <text:p>64</text:p>
          </table:table-cell>
          <table:table-cell table:style-name="ce31" office:value-type="float" office:value="128" calcext:value-type="float">
            <text:p>128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256" calcext:value-type="float">
            <text:p>256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128" calcext:value-type="float">
            <text:p>128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Memory (KB)</text:p>
          </table:table-cell>
          <table:table-cell table:style-name="ce23" table:formula="of:=2*2*([.C18]*[.D18]+[.C17]*[.D17]+[.C16]*[.D16])/1024" office:value-type="float" office:value="32" calcext:value-type="float">
            <text:p>32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G18]*[.H18]+[.G17]*[.H17]+[.G16]*[.H16])/1024" office:value-type="float" office:value="48" calcext:value-type="float">
            <text:p>48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34" table:formula="of:=2*2*([.K18]*[.L18]+[.K17]*[.L17]+[.K16]*[.L16])/1024" office:value-type="float" office:value="36" calcext:value-type="float">
            <text:p>36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O18]*[.P18]+[.O17]*[.P17]+[.O16]*[.P16])/1024" office:value-type="float" office:value="36" calcext:value-type="float">
            <text:p>36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S18]*[.T18]+[.S17]*[.T17]+[.S16]*[.T16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W18]*[.X18]+[.W17]*[.X17]+[.W16]*[.X16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A18]*[.AB18]+[.AA17]*[.AB17]+[.AA16]*[.AB16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E18]*[.AF18]+[.AE17]*[.AF17]+[.AE16]*[.AF16])/1024" office:value-type="float" office:value="0" calcext:value-type="float">
            <text:p>0</text:p>
          </table:table-cell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 table:formula="of:=[.G6]*[.G17]*[.H17]" office:value-type="float" office:value="262144" calcext:value-type="float">
            <text:p>262144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 table:formula="of:=[.L52]/[.H18]*[.K68]/[.G17]" office:value-type="float" office:value="12" calcext:value-type="float">
            <text:p>12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C21]*[.C22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G21]*[.G22]/512" office:value-type="float" office:value="6144" calcext:value-type="float">
            <text:p>6144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K21]*[.K22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O21]*[.O22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S21]*[.S22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W21]*[.W22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A21]*[.AA22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E21]*[.AE22]/512" office:value-type="float" office:value="0" calcext:value-type="float">
            <text:p>0</text:p>
          </table:table-cell>
          <table:table-cell table:style-name="ce32"/>
          <table:table-cell table:number-columns-repeated="2"/>
          <table:table-cell table:style-name="ce16" table:number-columns-repeated="16350"/>
        </table:table-row>
        <table:table-row table:style-name="ro1" table:number-rows-repeated="2">
          <table:table-cell table:style-name="ce14"/>
          <table:table-cell table:style-name="ce15"/>
          <table:table-cell table:style-name="ce25"/>
          <table:table-cell table:number-columns-repeated="19"/>
          <table:table-cell table:style-name="ce16" table:number-columns-repeated="2"/>
          <table:table-cell table:number-columns-repeated="10"/>
          <table:table-cell table:style-name="ce16" table:number-columns-repeated="16350"/>
        </table:table-row>
        <table:table-row table:style-name="ro1">
          <table:table-cell table:style-name="ce14"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M<text:span text:style-name="T1">1</text:span></text:p>
          </table:table-cell>
          <table:table-cell table:style-name="ce31" office:value-type="string" calcext:value-type="string">
            <text:p>QK<text:span text:style-name="T2">T</text:span><text:span text:style-name="T3">/sqrt(d)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K</text:p>
          </table:table-cell>
          <table:table-cell table:style-name="ce31" office:value-type="string" calcext:value-type="string">
            <text:p>XW<text:span text:style-name="T1">K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Input 1 (Rows, Cols)-Q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-X</text:p>
          </table:table-cell>
          <table:table-cell table:style-name="ce22" office:value-type="float" office:value="128" calcext:value-type="float">
            <text:p>128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Input 2 (Rows, Cols)-K</text:p>
          </table:table-cell>
          <table:table-cell table:style-name="ce22" office:value-type="float" office:value="64" calcext:value-type="float">
            <text:p>64</text:p>
          </table:table-cell>
          <table:table-cell table:style-name="ce31" office:value-type="float" office:value="128" calcext:value-type="float">
            <text:p>128</text:p>
          </table:table-cell>
          <table:table-cell/>
          <table:table-cell table:style-name="ce18" office:value-type="string" calcext:value-type="string">
            <text:p>Input 2 (Rows, Cols)-W<text:span text:style-name="T1">K</text:span></text:p>
          </table:table-cell>
          <table:table-cell table:style-name="ce22" office:value-type="float" office:value="64" calcext:value-type="float">
            <text:p>64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1 (Rows, Cols)-M<text:span text:style-name="T1">1</text:span>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128" calcext:value-type="float">
            <text:p>128</text:p>
          </table:table-cell>
          <table:table-cell/>
          <table:table-cell table:style-name="ce18" office:value-type="string" calcext:value-type="string">
            <text:p>Output 1 (Rows, Cols)-K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Memory (KB)</text:p>
          </table:table-cell>
          <table:table-cell table:style-name="ce26" table:formula="of:=2*2*([.C30]*[.D30]+[.C29]*[.D29]+[.C28]*[.D28])/1024" office:value-type="float" office:value="48" calcext:value-type="float">
            <text:p>48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G30]*[.H30]+[.G29]*[.H29]+[.G28]*[.H28])/1024" office:value-type="float" office:value="48" calcext:value-type="float">
            <text:p>48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K30]*[.L30]+[.K29]*[.L29]+[.K28]*[.L28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O30]*[.P30]+[.O29]*[.P29]+[.O28]*[.P28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S30]*[.T30]+[.S29]*[.T29]+[.S28]*[.T28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W30]*[.X30]+[.W29]*[.X29]+[.W28]*[.X28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A30]*[.AB30]+[.AA29]*[.AB29]+[.AA28]*[.AB28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E30]*[.AF30]+[.AE29]*[.AF29]+[.AE28]*[.AF28])/1024" office:value-type="float" office:value="0" calcext:value-type="float">
            <text:p>0</text:p>
          </table:table-cell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Compute (MACs)</text:p>
          </table:table-cell>
          <table:table-cell table:style-name="ce22" table:formula="of:=[.C42]*[.D42]*[.D29]" office:value-type="float" office:value="262144" calcext:value-type="float">
            <text:p>262144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 table:formula="of:=[.G28]*[.G29]*[.H29]" office:value-type="float" office:value="524288" calcext:value-type="float">
            <text:p>524288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Total Invokes</text:p>
          </table:table-cell>
          <table:table-cell table:style-name="ce22" table:formula="of:=[.D18]/[.D29]" office:value-type="float" office:value="2" calcext:value-type="float">
            <text:p>2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 table:formula="of:=[.D67]/[.H28]*[.C67]/[.G28]" office:value-type="float" office:value="24" calcext:value-type="float">
            <text:p>24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9" office:value-type="string" calcext:value-type="string">
            <text:p>Estimated Cycles (Assume 512 MACs/cycle)</text:p>
          </table:table-cell>
          <table:table-cell table:style-name="ce27" table:formula="of:=[.C33]*[.C34]/512" office:value-type="float" office:value="1024" calcext:value-type="float">
            <text:p>1024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G33]*[.G34]/512" office:value-type="float" office:value="24576" calcext:value-type="float">
            <text:p>24576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K33]*[.K34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O33]*[.O34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S33]*[.S34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W33]*[.W34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A33]*[.AA34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E33]*[.AE34]/512" office:value-type="float" office:value="0" calcext:value-type="float">
            <text:p>0</text:p>
          </table:table-cell>
          <table:table-cell table:style-name="ce32"/>
          <table:table-cell table:number-columns-repeated="2"/>
          <table:table-cell table:style-name="ce16" table:number-columns-repeated="16350"/>
        </table:table-row>
        <table:table-row table:style-name="ro1" table:number-rows-repeated="2">
          <table:table-cell table:style-name="ce14"/>
          <table:table-cell table:style-name="ce15"/>
          <table:table-cell table:style-name="ce25"/>
          <table:table-cell table:number-columns-repeated="19"/>
          <table:table-cell table:style-name="ce16" table:number-columns-repeated="2"/>
          <table:table-cell table:number-columns-repeated="10"/>
          <table:table-cell table:style-name="ce16" table:number-columns-repeated="16350"/>
        </table:table-row>
        <table:table-row table:style-name="ro1">
          <table:table-cell table:style-name="ce14"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Q</text:p>
          </table:table-cell>
          <table:table-cell table:style-name="ce31" office:value-type="string" calcext:value-type="string">
            <text:p>XW<text:span text:style-name="T1">Q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Input 1 (Rows, Cols)-X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128" calcext:value-type="float">
            <text:p>128</text:p>
          </table:table-cell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Input 2 (Rows, Cols)-W<text:span text:style-name="T1">Q</text:span></text:p>
          </table:table-cell>
          <table:table-cell table:style-name="ce22" office:value-type="float" office:value="128" calcext:value-type="float">
            <text:p>128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1 (Rows, Cols)-Q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Memory (KB)</text:p>
          </table:table-cell>
          <table:table-cell table:style-name="ce28" table:formula="of:=2*2*([.C42]*[.D42]+[.C41]*[.D41]+[.C40]*[.D40])/1024" office:value-type="float" office:value="56" calcext:value-type="float">
            <text:p>56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G42]*[.H42]+[.G41]*[.H41]+[.G40]*[.H40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K42]*[.L42]+[.K41]*[.L41]+[.K40]*[.L40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O42]*[.P42]+[.O41]*[.P41]+[.O40]*[.P40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S42]*[.T42]+[.S41]*[.T41]+[.S40]*[.T40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W42]*[.X42]+[.W41]*[.X41]+[.W40]*[.X40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A42]*[.AB42]+[.AA41]*[.AB41]+[.AA40]*[.AB40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E42]*[.AF42]+[.AE41]*[.AF41]+[.AE40]*[.AF40])/1024" office:value-type="float" office:value="0" calcext:value-type="float">
            <text:p>0</text:p>
          </table:table-cell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Compute (MACs)</text:p>
          </table:table-cell>
          <table:table-cell table:style-name="ce22" table:formula="of:=[.C40]*[.C41]*[.D41]" office:value-type="float" office:value="262144" calcext:value-type="float">
            <text:p>262144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Total Invokes</text:p>
          </table:table-cell>
          <table:table-cell table:style-name="ce22" table:formula="of:=[.D67]/[.C41]" office:value-type="float" office:value="6" calcext:value-type="float">
            <text:p>6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9" office:value-type="string" calcext:value-type="string">
            <text:p>Estimated Cycles (Assume 512 MACs/cycle)</text:p>
          </table:table-cell>
          <table:table-cell table:style-name="ce27" table:formula="of:=[.C45]*[.C46]/512" office:value-type="float" office:value="3072" calcext:value-type="float">
            <text:p>3072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G45]*[.G46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K45]*[.K46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O45]*[.O46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S45]*[.S46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W45]*[.W46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A45]*[.AA46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E45]*[.AE46]/512" office:value-type="float" office:value="0" calcext:value-type="float">
            <text:p>0</text:p>
          </table:table-cell>
          <table:table-cell table:style-name="ce32"/>
          <table:table-cell table:number-columns-repeated="2"/>
          <table:table-cell table:style-name="ce16" table:number-columns-repeated="16350"/>
        </table:table-row>
        <table:table-row table:style-name="ro1" table:number-rows-repeated="2">
          <table:table-cell table:style-name="ce14"/>
          <table:table-cell table:style-name="ce15"/>
          <table:table-cell table:style-name="ce25"/>
          <table:table-cell table:number-columns-repeated="31"/>
          <table:table-cell table:style-name="ce16" table:number-columns-repeated="16350"/>
        </table:table-row>
        <table:table-row table:style-name="ro1">
          <table:table-cell table:style-name="ce14"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X for Q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X for K,V</text:p>
          </table:table-cell>
          <table:table-cell table:style-name="ce22" office:value-type="float" office:value="128" calcext:value-type="float">
            <text:p>128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W<text:span text:style-name="T1">V</text:span></text:p>
          </table:table-cell>
          <table:table-cell table:style-name="ce22" office:value-type="float" office:value="256" calcext:value-type="float">
            <text:p>256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W<text:span text:style-name="T1">1</text:span></text:p>
          </table:table-cell>
          <table:table-cell table:style-name="ce22" office:value-type="float" office:value="128" calcext:value-type="float">
            <text:p>128</text:p>
          </table:table-cell>
          <table:table-cell table:style-name="ce31" office:value-type="float" office:value="256" calcext:value-type="float">
            <text:p>256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W<text:span text:style-name="T1">Q</text:span></text:p>
          </table:table-cell>
          <table:table-cell table:style-name="ce22" office:value-type="float" office:value="256" calcext:value-type="float">
            <text:p>256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A<text:span text:style-name="T1">1</text:span>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W<text:span text:style-name="T1">2</text:span></text:p>
          </table:table-cell>
          <table:table-cell table:style-name="ce22" office:value-type="float" office:value="256" calcext:value-type="float">
            <text:p>256</text:p>
          </table:table-cell>
          <table:table-cell table:style-name="ce31" office:value-type="float" office:value="128" calcext:value-type="float">
            <text:p>128</text:p>
          </table:table-cell>
          <table:table-cell/>
          <table:table-cell table:style-name="ce18" office:value-type="string" calcext:value-type="string">
            <text:p>W<text:span text:style-name="T1">O</text:span></text:p>
          </table:table-cell>
          <table:table-cell table:style-name="ce22" office:value-type="float" office:value="64" calcext:value-type="float">
            <text:p>6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W<text:span text:style-name="T1">K</text:span></text:p>
          </table:table-cell>
          <table:table-cell table:style-name="ce22" office:value-type="float" office:value="256" calcext:value-type="float">
            <text:p>256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 office:value-type="string" calcext:value-type="string">
            <text:p>Y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F<text:span text:style-name="T1">2</text:span>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5"/>
          <table:table-cell table:style-name="ce18" office:value-type="string" calcext:value-type="string">
            <text:p>M<text:span text:style-name="T1">1</text:span>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256" calcext:value-type="float">
            <text:p>256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 office:value-type="string" calcext:value-type="string">
            <text:p>A<text:span text:style-name="T1">1</text:span>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8" office:value-type="string" calcext:value-type="string">
            <text:p>X for AN-MHA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8" office:value-type="string" calcext:value-type="string">
            <text:p>M<text:span text:style-name="T1">4</text:span>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 table:number-rows-repeated="2"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 table:number-rows-repeated="2"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 table:style-name="ce16"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 table:number-rows-repeated="2">
          <table:table-cell/>
          <table:table-cell table:style-name="ce20"/>
          <table:table-cell table:style-name="Default"/>
          <table:table-cell table:style-name="ce33"/>
          <table:table-cell table:style-name="Default"/>
          <table:table-cell table:style-name="ce20"/>
          <table:table-cell table:style-name="Default"/>
          <table:table-cell table:style-name="ce33"/>
          <table:table-cell table:style-name="Default"/>
          <table:table-cell table:style-name="ce20"/>
          <table:table-cell table:style-name="Default"/>
          <table:table-cell table:style-name="ce33"/>
          <table:table-cell table:style-name="Default"/>
          <table:table-cell table:style-name="ce20"/>
          <table:table-cell table:style-name="Default"/>
          <table:table-cell table:style-name="ce33"/>
          <table:table-cell table:style-name="Default"/>
          <table:table-cell table:style-name="ce20"/>
          <table:table-cell table:style-name="Default"/>
          <table:table-cell table:style-name="ce33"/>
          <table:table-cell table:style-name="Default"/>
          <table:table-cell table:style-name="ce20"/>
          <table:table-cell/>
          <table:table-cell table:style-name="ce33"/>
          <table:table-cell table:style-name="Default"/>
          <table:table-cell table:style-name="ce20"/>
          <table:table-cell table:style-name="Default"/>
          <table:table-cell table:style-name="ce33"/>
          <table:table-cell table:style-name="Default"/>
          <table:table-cell table:style-name="ce20"/>
          <table:table-cell table:style-name="Default"/>
          <table:table-cell table:style-name="ce33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C51]*[.D51]+[.C52]*[.D52]+[.C53]*[.D53]+[.C54]*[.D54]+[.C55]*[.D55]+[.C56]*[.D56]+[.C57]*[.D57]+[.C58]*[.D58]+[.C59]*[.D59]+[.C60]*[.D60]+[.C61]*[.D61]+[.C62]*[.D62])/1024" office:value-type="float" office:value="448" calcext:value-type="float">
            <text:p>448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G51]*[.H51]+[.G52]*[.H52]+[.G53]*[.H53]+[.G54]*[.H54]+[.G55]*[.H55]+[.G56]*[.H56]+[.G57]*[.H57]+[.G58]*[.H58]+[.G59]*[.H59]+[.G60]*[.H60]+[.G61]*[.H61]+[.G62]*[.H62])/1024" office:value-type="float" office:value="480" calcext:value-type="float">
            <text:p>480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K51]*[.L51]+[.K52]*[.L52]+[.K53]*[.L53]+[.K54]*[.L54]+[.K55]*[.L55]+[.K56]*[.L56]+[.K57]*[.L57]+[.K58]*[.L58]+[.K59]*[.L59]+[.K60]*[.L60]+[.K61]*[.L61]+[.K62]*[.L62])/1024" office:value-type="float" office:value="384" calcext:value-type="float">
            <text:p>384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O51]*[.P51]+[.O52]*[.P52]+[.O53]*[.P53]+[.O54]*[.P54]+[.O55]*[.P55]+[.O56]*[.P56]+[.O57]*[.P57]+[.O58]*[.P58]+[.O59]*[.P59]+[.O60]*[.P60]+[.O61]*[.P61]+[.O62]*[.P62])/1024" office:value-type="float" office:value="416" calcext:value-type="float">
            <text:p>416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S51]*[.T51]+[.S52]*[.T52]+[.S53]*[.T53]+[.S54]*[.T54]+[.S55]*[.T55]+[.S56]*[.T56]+[.S57]*[.T57]+[.S58]*[.T58]+[.S59]*[.T59]+[.S60]*[.T60]+[.S61]*[.T61]+[.S62]*[.T62])/1024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W51]*[.X51]+[.W52]*[.X52]+[.W53]*[.X53]+[.W54]*[.X54]+[.W55]*[.X55]+[.W56]*[.X56]+[.W57]*[.X57]+[.W58]*[.X58]+[.W59]*[.X59]+[.W60]*[.X60]+[.W61]*[.X61]+[.W62]*[.X62])/1024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AA51]*[.AB51]+[.AA52]*[.AB52]+[.AA53]*[.AB53]+[.AA54]*[.AB54]+[.AA55]*[.AB55]+[.AA56]*[.AB56]+[.AA57]*[.AB57]+[.AA58]*[.AB58]+[.AA59]*[.AB59]+[.AA60]*[.AB60]+[.AA61]*[.AB61]+[.AA62]*[.AB62])/1024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AE51]*[.AF51]+[.AE52]*[.AF52]+[.AE53]*[.AF53]+[.AE54]*[.AF54]+[.AE55]*[.AF55]+[.AE56]*[.AF56]+[.AE57]*[.AF57]+[.AE58]*[.AF58]+[.AE59]*[.AF59]+[.AE60]*[.AF60]+[.AE61]*[.AF61]+[.AE62]*[.AF62])/1024" office:value-type="float" office:value="0" calcext:value-type="float">
            <text:p>0</text:p>
          </table:table-cell>
          <table:table-cell table:style-name="ce32"/>
          <table:table-cell table:number-columns-repeated="2"/>
          <table:table-cell table:style-name="ce16" table:number-columns-repeated="16350"/>
        </table:table-row>
        <table:table-row table:style-name="ro1" table:number-rows-repeated="2">
          <table:table-cell/>
          <table:table-cell table:style-name="ce15"/>
          <table:table-cell table:style-name="ce25"/>
          <table:table-cell table:style-name="ce22"/>
          <table:table-cell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2"/>
          <table:table-cell table:number-columns-repeated="3"/>
          <table:table-cell table:style-name="ce22" table:number-columns-repeated="3"/>
          <table:table-cell/>
          <table:table-cell table:style-name="ce22" table:number-columns-repeated="3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8" office:value-type="string" calcext:value-type="string">
            <text:p>X</text:p>
          </table:table-cell>
          <table:table-cell table:style-name="ce22" office:value-type="float" office:value="256" calcext:value-type="float">
            <text:p>256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<text:span text:style-name="T4">W</text:span><text:span text:style-name="T5">K</text:span></text:p>
          </table:table-cell>
          <table:table-cell table:style-name="ce22" office:value-type="float" office:value="768" calcext:value-type="float">
            <text:p>768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W<text:span text:style-name="T1">V</text:span></text:p>
          </table:table-cell>
          <table:table-cell table:style-name="ce22" office:value-type="float" office:value="768" calcext:value-type="float">
            <text:p>768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W<text:span text:style-name="T1">1</text:span></text:p>
          </table:table-cell>
          <table:table-cell table:style-name="ce22" office:value-type="float" office:value="768" calcext:value-type="float">
            <text:p>768</text:p>
          </table:table-cell>
          <table:table-cell table:style-name="ce31" office:value-type="float" office:value="3072" calcext:value-type="float">
            <text:p>3072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8" office:value-type="string" calcext:value-type="string">
            <text:p>W<text:span text:style-name="T1">Q</text:span></text:p>
          </table:table-cell>
          <table:table-cell office:value-type="float" office:value="768" calcext:value-type="float">
            <text:p>768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X</text:p>
          </table:table-cell>
          <table:table-cell office:value-type="float" office:value="256" calcext:value-type="float">
            <text:p>256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W<text:span text:style-name="T1">O</text:span></text:p>
          </table:table-cell>
          <table:table-cell table:style-name="ce22" office:value-type="float" office:value="768" calcext:value-type="float">
            <text:p>768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W<text:span text:style-name="T1">2</text:span></text:p>
          </table:table-cell>
          <table:table-cell office:value-type="float" office:value="3072" calcext:value-type="float">
            <text:p>3072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 table:style-name="ce16"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8"/>
          <table:table-cell/>
          <table:table-cell table:style-name="ce31"/>
          <table:table-cell/>
          <table:table-cell table:style-name="ce18" office:value-type="string" calcext:value-type="string">
            <text:p>Y</text:p>
          </table:table-cell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 table:style-name="ce16"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 table:number-columns-repeated="2"/>
          <table:table-cell table:style-name="ce16" table:number-columns-repeated="16350"/>
        </table:table-row>
        <table:table-row table:style-name="ro1">
          <table:table-cell table:number-columns-repeated="34"/>
          <table:table-cell table:style-name="ce16" table:number-columns-repeated="16350"/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 table:number-columns-repeated="26"/>
          <table:table-cell table:style-name="ce16" table:number-columns-repeated="16350"/>
        </table:table-row>
        <table:table-row table:style-name="ro1">
          <table:table-cell/>
          <table:table-cell table:style-name="Default" table:number-columns-repeated="21"/>
          <table:table-cell table:number-columns-repeated="2"/>
          <table:table-cell table:style-name="Default" table:number-columns-repeated="7"/>
          <table:table-cell table:number-columns-repeated="3"/>
          <table:table-cell table:style-name="ce16" table:number-columns-repeated="16350"/>
        </table:table-row>
        <table:table-row table:style-name="ro1" table:number-rows-repeated="8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22"/>
          <table:table-cell table:style-name="ce16" table:number-columns-repeated="1635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22"/>
          <table:table-cell table:style-name="ce16" table:number-columns-repeated="16350"/>
        </table:table-row>
        <table:table-row table:style-name="ro1" table:number-rows-repeated="1048490">
          <table:table-cell table:number-columns-repeated="34"/>
          <table:table-cell table:style-name="ce16" table:number-columns-repeated="16350"/>
        </table:table-row>
        <table:table-row table:style-name="ro1">
          <table:table-cell table:number-columns-repeated="34"/>
          <table:table-cell table:style-name="ce16" table:number-columns-repeated="16350"/>
        </table:table-row>
        <calcext:conditional-formats>
          <calcext:conditional-format calcext:target-range-address="Design.C44:Design.C44 Design.K20:Design.K20">
            <calcext:condition calcext:apply-style-name="Good" calcext:value="&lt;61" calcext:base-cell-address="Design.C20"/>
          </calcext:conditional-format>
          <calcext:conditional-format calcext:target-range-address="Design.C44:Design.C44 Design.K20:Design.K20">
            <calcext:condition calcext:apply-style-name="Bad" calcext:value="&gt;=61" calcext:base-cell-address="Design.C20"/>
          </calcext:conditional-format>
          <calcext:conditional-format calcext:target-range-address="Design.C63:Design.C63 Design.G63:Design.G63 Design.K63:Design.K63 Design.O63:Design.O63 Design.S63:Design.S63 Design.W63:Design.W63 Design.AA63:Design.AA63 Design.AE63:Design.AE63">
            <calcext:condition calcext:apply-style-name="Bad" calcext:value="&gt;512" calcext:base-cell-address="Design.C63"/>
          </calcext:conditional-format>
          <calcext:conditional-format calcext:target-range-address="Design.C63:Design.C63 Design.G63:Design.G63 Design.K63:Design.K63 Design.O63:Design.O63 Design.S63:Design.S63 Design.W63:Design.W63 Design.AA63:Design.AA63 Design.AE63:Design.AE63">
            <calcext:condition calcext:apply-style-name="Good" calcext:value="&lt;=512" calcext:base-cell-address="Design.C63"/>
          </calcext:conditional-format>
          <calcext:conditional-format calcext:target-range-address="Design.C20:Design.C20 Design.G44:Design.G44 Design.K32:Design.K32 Design.K44:Design.K44 Design.O8:Design.O8 Design.O20:Design.O20 Design.O32:Design.O32 Design.O44:Design.O44 Design.S8:Design.S8 Design.S20:Design.S20 Design.S32:Design.S32 Design.S44:Design.S44 Design.W8:Design.W8 Design.W20:Design.W20 Design.W32:Design.W32 Design.W44:Design.W44 Design.AA8:Design.AA8 Design.AA20:Design.AA20 Design.AA32:Design.AA32 Design.AA44:Design.AA44 Design.AE8:Design.AE8 Design.AE20:Design.AE20 Design.AE32:Design.AE32 Design.AE44:Design.AE44 Design.G32:Design.G32 Design.K8:Design.K8 Design.C8:Design.C8 Design.G20:Design.G20 Design.G8:Design.G8">
            <calcext:condition calcext:apply-style-name="Good" calcext:value="&lt;61" calcext:base-cell-address="Design.C8"/>
          </calcext:conditional-format>
          <calcext:conditional-format calcext:target-range-address="Design.C20:Design.C20 Design.G44:Design.G44 Design.K32:Design.K32 Design.K44:Design.K44 Design.O8:Design.O8 Design.O20:Design.O20 Design.O32:Design.O32 Design.O44:Design.O44 Design.S8:Design.S8 Design.S20:Design.S20 Design.S32:Design.S32 Design.S44:Design.S44 Design.W8:Design.W8 Design.W20:Design.W20 Design.W32:Design.W32 Design.W44:Design.W44 Design.AA8:Design.AA8 Design.AA20:Design.AA20 Design.AA32:Design.AA32 Design.AA44:Design.AA44 Design.AE8:Design.AE8 Design.AE20:Design.AE20 Design.AE32:Design.AE32 Design.AE44:Design.AE44 Design.G32:Design.G32 Design.K8:Design.K8 Design.C8:Design.C8 Design.G20:Design.G20 Design.G8:Design.G8">
            <calcext:condition calcext:apply-style-name="Bad" calcext:value="&gt;=61" calcext:base-cell-address="Design.C8"/>
          </calcext:conditional-format>
          <calcext:conditional-format calcext:target-range-address="Design.C32:Design.C32">
            <calcext:condition calcext:apply-style-name="Good" calcext:value="&lt;61" calcext:base-cell-address="Design.C32"/>
          </calcext:conditional-format>
          <calcext:conditional-format calcext:target-range-address="Design.C32:Design.C32">
            <calcext:condition calcext:apply-style-name="Bad" calcext:value="&gt;=61" calcext:base-cell-address="Design.C32"/>
          </calcext:conditional-format>
          <calcext:conditional-format calcext:target-range-address="Design.C32:Design.C32 Design.C44:Design.C44 Design.C23:Design.C23 Design.G47:Design.G47 Design.K35:Design.K35 Design.K47:Design.K47 Design.O11:Design.O11 Design.O23:Design.O23 Design.O35:Design.O35 Design.O47:Design.O47 Design.S11:Design.S11 Design.S23:Design.S23 Design.S35:Design.S35 Design.S47:Design.S47 Design.W11:Design.W11 Design.W23:Design.W23 Design.W35:Design.W35 Design.W47:Design.W47 Design.AA11:Design.AA11 Design.AA23:Design.AA23 Design.AA35:Design.AA35 Design.AA47:Design.AA47 Design.AE11:Design.AE11 Design.AE23:Design.AE23 Design.AE35:Design.AE35 Design.AE47:Design.AE47 Design.G35:Design.G35 Design.K11:Design.K11 Design.K23:Design.K23 Design.C11:Design.C11 Design.G23:Design.G23 Design.G11:Design.G11">
            <calcext:condition calcext:apply-style-name="Bad" calcext:value="=0" calcext:base-cell-address="Design.C11"/>
          </calcext:conditional-format>
        </calcext:conditional-formats>
      </table:table>
      <table:table table:name="T_D Analysis" table:style-name="ta1"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number-columns-repeated="2" table:default-cell-style-name="ce16"/>
        <table:table-column table:style-name="co14" table:default-cell-style-name="ce16"/>
        <table:table-column table:style-name="co13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" table:default-cell-style-name="Default"/>
        <table:table-column table:style-name="co2" table:number-columns-repeated="16368"/>
        <table:table-row table:style-name="ro1">
          <table:table-cell table:style-name="Default" table:number-columns-repeated="15"/>
          <table:table-cell/>
          <table:table-cell table:style-name="ce16" table:number-columns-repeated="1636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T_D: Total number of bf16 elements transferred to/from main memory</text:p>
          </table:table-cell>
          <table:table-cell table:number-columns-repeated="8"/>
          <table:table-cell table:style-name="ce16" table:number-columns-repeated="16368"/>
        </table:table-row>
        <table:table-row table:style-name="ro1">
          <table:table-cell table:style-name="ce35" office:value-type="string" calcext:value-type="string" table:number-columns-spanned="15" table:number-rows-spanned="1">
            <text:p>Accumulate in place with RTP, i.e. only spatial fusion</text:p>
          </table:table-cell>
          <table:covered-table-cell table:style-name="ce35"/>
          <table:covered-table-cell table:number-columns-repeated="13"/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 Co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_D with 1 core </text:p>
          </table:table-cell>
          <table:table-cell office:value-type="string" calcext:value-type="string">
            <text:p>T_D with r*c cores</text:p>
          </table:table-cell>
          <table:table-cell office:value-type="string" calcext:value-type="string">
            <text:p>T_D ratio r*c cores: 1 core</text:p>
          </table:table-cell>
          <table:table-cell office:value-type="string" calcext:value-type="string">
            <text:p>MACs with 1 core</text:p>
          </table:table-cell>
          <table:table-cell office:value-type="string" calcext:value-type="string">
            <text:p>MACs with r*c cores</text:p>
          </table:table-cell>
          <table:table-cell office:value-type="string" calcext:value-type="string">
            <text:p>MACs ratio r*c cores:1 core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5]*[.F5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5]*[.C5]*[.D5]/[.I5])+([.B5]*[.C5]*[.D5]/[.H5])+[.B5]*[.D5]" office:value-type="float" office:value="4915200" calcext:value-type="float">
            <text:p>4915200</text:p>
          </table:table-cell>
          <table:table-cell table:formula="of:=([.B5]*[.C5]*[.D5]/[.I5]/[.F5])+([.B5]*[.C5]*[.D5]/[.H5]/[.E5])+[.B5]*[.D5]" office:value-type="float" office:value="1081344" calcext:value-type="float">
            <text:p>1081344</text:p>
          </table:table-cell>
          <table:table-cell table:formula="of:=[.K5]/[.J5]" office:value-type="float" office:value="0.22" calcext:value-type="float">
            <text:p>0.22</text:p>
          </table:table-cell>
          <table:table-cell table:formula="of:=[.B5]*[.C5]*[.D5]" office:value-type="float" office:value="150994944" calcext:value-type="float">
            <text:p>150994944</text:p>
          </table:table-cell>
          <table:table-cell table:formula="of:=[.B5]*[.C5]*[.D5]/[.E5]/[.F5]" office:value-type="float" office:value="4718592" calcext:value-type="float">
            <text:p>4718592</text:p>
          </table:table-cell>
          <table:table-cell table:formula="of:=[.N5]/[.M5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6]*[.F6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6]*[.C6]*[.D6]/[.I6])+([.B6]*[.C6]*[.D6]/[.H6])+[.B6]*[.D6]" office:value-type="float" office:value="4915200" calcext:value-type="float">
            <text:p>4915200</text:p>
          </table:table-cell>
          <table:table-cell table:formula="of:=([.B6]*[.C6]*[.D6]/[.I6]/[.F6])+([.B6]*[.C6]*[.D6]/[.H6]/[.E6])+[.B6]*[.D6]" office:value-type="float" office:value="1081344" calcext:value-type="float">
            <text:p>1081344</text:p>
          </table:table-cell>
          <table:table-cell table:formula="of:=[.K6]/[.J6]" office:value-type="float" office:value="0.22" calcext:value-type="float">
            <text:p>0.22</text:p>
          </table:table-cell>
          <table:table-cell table:formula="of:=[.B6]*[.C6]*[.D6]" office:value-type="float" office:value="150994944" calcext:value-type="float">
            <text:p>150994944</text:p>
          </table:table-cell>
          <table:table-cell table:formula="of:=[.B6]*[.C6]*[.D6]/[.E6]/[.F6]" office:value-type="float" office:value="4718592" calcext:value-type="float">
            <text:p>4718592</text:p>
          </table:table-cell>
          <table:table-cell table:formula="of:=[.N6]/[.M6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7]*[.F7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7]*[.C7]*[.D7]/[.I7])+([.B7]*[.C7]*[.D7]/[.H7])+[.B7]*[.D7]" office:value-type="float" office:value="4915200" calcext:value-type="float">
            <text:p>4915200</text:p>
          </table:table-cell>
          <table:table-cell table:formula="of:=([.B7]*[.C7]*[.D7]/[.I7]/[.F7])+([.B7]*[.C7]*[.D7]/[.H7]/[.E7])+[.B7]*[.D7]" office:value-type="float" office:value="1081344" calcext:value-type="float">
            <text:p>1081344</text:p>
          </table:table-cell>
          <table:table-cell table:formula="of:=[.K7]/[.J7]" office:value-type="float" office:value="0.22" calcext:value-type="float">
            <text:p>0.22</text:p>
          </table:table-cell>
          <table:table-cell table:formula="of:=[.B7]*[.C7]*[.D7]" office:value-type="float" office:value="150994944" calcext:value-type="float">
            <text:p>150994944</text:p>
          </table:table-cell>
          <table:table-cell table:formula="of:=[.B7]*[.C7]*[.D7]/[.E7]/[.F7]" office:value-type="float" office:value="4718592" calcext:value-type="float">
            <text:p>4718592</text:p>
          </table:table-cell>
          <table:table-cell table:formula="of:=[.N7]/[.M7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8]*[.F8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8]*[.C8]*[.D8]/[.I8])+([.B8]*[.C8]*[.D8]/[.H8])+[.B8]*[.D8]" office:value-type="float" office:value="196608" calcext:value-type="float">
            <text:p>196608</text:p>
          </table:table-cell>
          <table:table-cell table:formula="of:=([.B8]*[.C8]*[.D8]/[.I8]/[.F8])+([.B8]*[.C8]*[.D8]/[.H8]/[.E8])+[.B8]*[.D8]" office:value-type="float" office:value="90112" calcext:value-type="float">
            <text:p>90112</text:p>
          </table:table-cell>
          <table:table-cell table:formula="of:=[.K8]/[.J8]" office:value-type="float" office:value="0.458333333333333" calcext:value-type="float">
            <text:p>0.458333333333333</text:p>
          </table:table-cell>
          <table:table-cell table:formula="of:=[.B8]*[.C8]*[.D8]" office:value-type="float" office:value="4194304" calcext:value-type="float">
            <text:p>4194304</text:p>
          </table:table-cell>
          <table:table-cell table:formula="of:=[.B8]*[.C8]*[.D8]/[.E8]/[.F8]" office:value-type="float" office:value="131072" calcext:value-type="float">
            <text:p>131072</text:p>
          </table:table-cell>
          <table:table-cell table:formula="of:=[.N8]/[.M8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9]*[.F9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9]*[.C9]*[.D9]/[.I9])+([.B9]*[.C9]*[.D9]/[.H9])+[.B9]*[.D9]" office:value-type="float" office:value="196608" calcext:value-type="float">
            <text:p>196608</text:p>
          </table:table-cell>
          <table:table-cell table:formula="of:=([.B9]*[.C9]*[.D9]/[.I9]/[.F9])+([.B9]*[.C9]*[.D9]/[.H9]/[.E9])+[.B9]*[.D9]" office:value-type="float" office:value="90112" calcext:value-type="float">
            <text:p>90112</text:p>
          </table:table-cell>
          <table:table-cell table:formula="of:=[.K9]/[.J9]" office:value-type="float" office:value="0.458333333333333" calcext:value-type="float">
            <text:p>0.458333333333333</text:p>
          </table:table-cell>
          <table:table-cell table:formula="of:=[.B9]*[.C9]*[.D9]" office:value-type="float" office:value="4194304" calcext:value-type="float">
            <text:p>4194304</text:p>
          </table:table-cell>
          <table:table-cell table:formula="of:=[.B9]*[.C9]*[.D9]/[.E9]/[.F9]" office:value-type="float" office:value="131072" calcext:value-type="float">
            <text:p>131072</text:p>
          </table:table-cell>
          <table:table-cell table:formula="of:=[.N9]/[.M9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10]*[.F10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10]*[.C10]*[.D10]/[.I10])+([.B10]*[.C10]*[.D10]/[.H10])+[.B10]*[.D10]" office:value-type="float" office:value="196608" calcext:value-type="float">
            <text:p>196608</text:p>
          </table:table-cell>
          <table:table-cell table:formula="of:=([.B10]*[.C10]*[.D10]/[.I10]/[.F10])+([.B10]*[.C10]*[.D10]/[.H10]/[.E10])+[.B10]*[.D10]" office:value-type="float" office:value="90112" calcext:value-type="float">
            <text:p>90112</text:p>
          </table:table-cell>
          <table:table-cell table:formula="of:=[.K10]/[.J10]" office:value-type="float" office:value="0.458333333333333" calcext:value-type="float">
            <text:p>0.458333333333333</text:p>
          </table:table-cell>
          <table:table-cell table:formula="of:=[.B10]*[.C10]*[.D10]" office:value-type="float" office:value="4194304" calcext:value-type="float">
            <text:p>4194304</text:p>
          </table:table-cell>
          <table:table-cell table:formula="of:=[.B10]*[.C10]*[.D10]/[.E10]/[.F10]" office:value-type="float" office:value="131072" calcext:value-type="float">
            <text:p>131072</text:p>
          </table:table-cell>
          <table:table-cell table:formula="of:=[.N10]/[.M10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11]*[.F11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11]*[.C11]*[.D11]/[.I11])+([.B11]*[.C11]*[.D11]/[.H11])+[.B11]*[.D11]" office:value-type="float" office:value="196608" calcext:value-type="float">
            <text:p>196608</text:p>
          </table:table-cell>
          <table:table-cell table:formula="of:=([.B11]*[.C11]*[.D11]/[.I11]/[.F11])+([.B11]*[.C11]*[.D11]/[.H11]/[.E11])+[.B11]*[.D11]" office:value-type="float" office:value="90112" calcext:value-type="float">
            <text:p>90112</text:p>
          </table:table-cell>
          <table:table-cell table:formula="of:=[.K11]/[.J11]" office:value-type="float" office:value="0.458333333333333" calcext:value-type="float">
            <text:p>0.458333333333333</text:p>
          </table:table-cell>
          <table:table-cell table:formula="of:=[.B11]*[.C11]*[.D11]" office:value-type="float" office:value="4194304" calcext:value-type="float">
            <text:p>4194304</text:p>
          </table:table-cell>
          <table:table-cell table:formula="of:=[.B11]*[.C11]*[.D11]/[.E11]/[.F11]" office:value-type="float" office:value="131072" calcext:value-type="float">
            <text:p>131072</text:p>
          </table:table-cell>
          <table:table-cell table:formula="of:=[.N11]/[.M11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12]*[.F12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12]*[.C12]*[.D12]/[.I12])+([.B12]*[.C12]*[.D12]/[.H12])+[.B12]*[.D12]" office:value-type="float" office:value="196608" calcext:value-type="float">
            <text:p>196608</text:p>
          </table:table-cell>
          <table:table-cell table:formula="of:=([.B12]*[.C12]*[.D12]/[.I12]/[.F12])+([.B12]*[.C12]*[.D12]/[.H12]/[.E12])+[.B12]*[.D12]" office:value-type="float" office:value="90112" calcext:value-type="float">
            <text:p>90112</text:p>
          </table:table-cell>
          <table:table-cell table:formula="of:=[.K12]/[.J12]" office:value-type="float" office:value="0.458333333333333" calcext:value-type="float">
            <text:p>0.458333333333333</text:p>
          </table:table-cell>
          <table:table-cell table:formula="of:=[.B12]*[.C12]*[.D12]" office:value-type="float" office:value="4194304" calcext:value-type="float">
            <text:p>4194304</text:p>
          </table:table-cell>
          <table:table-cell table:formula="of:=[.B12]*[.C12]*[.D12]/[.E12]/[.F12]" office:value-type="float" office:value="131072" calcext:value-type="float">
            <text:p>131072</text:p>
          </table:table-cell>
          <table:table-cell table:formula="of:=[.N12]/[.M12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13]*[.F13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13]*[.C13]*[.D13]/[.I13])+([.B13]*[.C13]*[.D13]/[.H13])+[.B13]*[.D13]" office:value-type="float" office:value="196608" calcext:value-type="float">
            <text:p>196608</text:p>
          </table:table-cell>
          <table:table-cell table:formula="of:=([.B13]*[.C13]*[.D13]/[.I13]/[.F13])+([.B13]*[.C13]*[.D13]/[.H13]/[.E13])+[.B13]*[.D13]" office:value-type="float" office:value="90112" calcext:value-type="float">
            <text:p>90112</text:p>
          </table:table-cell>
          <table:table-cell table:formula="of:=[.K13]/[.J13]" office:value-type="float" office:value="0.458333333333333" calcext:value-type="float">
            <text:p>0.458333333333333</text:p>
          </table:table-cell>
          <table:table-cell table:formula="of:=[.B13]*[.C13]*[.D13]" office:value-type="float" office:value="4194304" calcext:value-type="float">
            <text:p>4194304</text:p>
          </table:table-cell>
          <table:table-cell table:formula="of:=[.B13]*[.C13]*[.D13]/[.E13]/[.F13]" office:value-type="float" office:value="131072" calcext:value-type="float">
            <text:p>131072</text:p>
          </table:table-cell>
          <table:table-cell table:formula="of:=[.N13]/[.M13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14]*[.F14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14]*[.C14]*[.D14]/[.I14])+([.B14]*[.C14]*[.D14]/[.H14])+[.B14]*[.D14]" office:value-type="float" office:value="196608" calcext:value-type="float">
            <text:p>196608</text:p>
          </table:table-cell>
          <table:table-cell table:formula="of:=([.B14]*[.C14]*[.D14]/[.I14]/[.F14])+([.B14]*[.C14]*[.D14]/[.H14]/[.E14])+[.B14]*[.D14]" office:value-type="float" office:value="90112" calcext:value-type="float">
            <text:p>90112</text:p>
          </table:table-cell>
          <table:table-cell table:formula="of:=[.K14]/[.J14]" office:value-type="float" office:value="0.458333333333333" calcext:value-type="float">
            <text:p>0.458333333333333</text:p>
          </table:table-cell>
          <table:table-cell table:formula="of:=[.B14]*[.C14]*[.D14]" office:value-type="float" office:value="4194304" calcext:value-type="float">
            <text:p>4194304</text:p>
          </table:table-cell>
          <table:table-cell table:formula="of:=[.B14]*[.C14]*[.D14]/[.E14]/[.F14]" office:value-type="float" office:value="131072" calcext:value-type="float">
            <text:p>131072</text:p>
          </table:table-cell>
          <table:table-cell table:formula="of:=[.N14]/[.M14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15]*[.F15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15]*[.C15]*[.D15]/[.I15])+([.B15]*[.C15]*[.D15]/[.H15])+[.B15]*[.D15]" office:value-type="float" office:value="196608" calcext:value-type="float">
            <text:p>196608</text:p>
          </table:table-cell>
          <table:table-cell table:formula="of:=([.B15]*[.C15]*[.D15]/[.I15]/[.F15])+([.B15]*[.C15]*[.D15]/[.H15]/[.E15])+[.B15]*[.D15]" office:value-type="float" office:value="90112" calcext:value-type="float">
            <text:p>90112</text:p>
          </table:table-cell>
          <table:table-cell table:formula="of:=[.K15]/[.J15]" office:value-type="float" office:value="0.458333333333333" calcext:value-type="float">
            <text:p>0.458333333333333</text:p>
          </table:table-cell>
          <table:table-cell table:formula="of:=[.B15]*[.C15]*[.D15]" office:value-type="float" office:value="4194304" calcext:value-type="float">
            <text:p>4194304</text:p>
          </table:table-cell>
          <table:table-cell table:formula="of:=[.B15]*[.C15]*[.D15]/[.E15]/[.F15]" office:value-type="float" office:value="131072" calcext:value-type="float">
            <text:p>131072</text:p>
          </table:table-cell>
          <table:table-cell table:formula="of:=[.N15]/[.M15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16]*[.F16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16]*[.C16]*[.D16]/[.I16])+([.B16]*[.C16]*[.D16]/[.H16])+[.B16]*[.D16]" office:value-type="float" office:value="196608" calcext:value-type="float">
            <text:p>196608</text:p>
          </table:table-cell>
          <table:table-cell table:formula="of:=([.B16]*[.C16]*[.D16]/[.I16]/[.F16])+([.B16]*[.C16]*[.D16]/[.H16]/[.E16])+[.B16]*[.D16]" office:value-type="float" office:value="90112" calcext:value-type="float">
            <text:p>90112</text:p>
          </table:table-cell>
          <table:table-cell table:formula="of:=[.K16]/[.J16]" office:value-type="float" office:value="0.458333333333333" calcext:value-type="float">
            <text:p>0.458333333333333</text:p>
          </table:table-cell>
          <table:table-cell table:formula="of:=[.B16]*[.C16]*[.D16]" office:value-type="float" office:value="4194304" calcext:value-type="float">
            <text:p>4194304</text:p>
          </table:table-cell>
          <table:table-cell table:formula="of:=[.B16]*[.C16]*[.D16]/[.E16]/[.F16]" office:value-type="float" office:value="131072" calcext:value-type="float">
            <text:p>131072</text:p>
          </table:table-cell>
          <table:table-cell table:formula="of:=[.N16]/[.M16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17]*[.F17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17]*[.C17]*[.D17]/[.I17])+([.B17]*[.C17]*[.D17]/[.H17])+[.B17]*[.D17]" office:value-type="float" office:value="196608" calcext:value-type="float">
            <text:p>196608</text:p>
          </table:table-cell>
          <table:table-cell table:formula="of:=([.B17]*[.C17]*[.D17]/[.I17]/[.F17])+([.B17]*[.C17]*[.D17]/[.H17]/[.E17])+[.B17]*[.D17]" office:value-type="float" office:value="90112" calcext:value-type="float">
            <text:p>90112</text:p>
          </table:table-cell>
          <table:table-cell table:formula="of:=[.K17]/[.J17]" office:value-type="float" office:value="0.458333333333333" calcext:value-type="float">
            <text:p>0.458333333333333</text:p>
          </table:table-cell>
          <table:table-cell table:formula="of:=[.B17]*[.C17]*[.D17]" office:value-type="float" office:value="4194304" calcext:value-type="float">
            <text:p>4194304</text:p>
          </table:table-cell>
          <table:table-cell table:formula="of:=[.B17]*[.C17]*[.D17]/[.E17]/[.F17]" office:value-type="float" office:value="131072" calcext:value-type="float">
            <text:p>131072</text:p>
          </table:table-cell>
          <table:table-cell table:formula="of:=[.N17]/[.M17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18]*[.F18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18]*[.C18]*[.D18]/[.I18])+([.B18]*[.C18]*[.D18]/[.H18])+[.B18]*[.D18]" office:value-type="float" office:value="196608" calcext:value-type="float">
            <text:p>196608</text:p>
          </table:table-cell>
          <table:table-cell table:formula="of:=([.B18]*[.C18]*[.D18]/[.I18]/[.F18])+([.B18]*[.C18]*[.D18]/[.H18]/[.E18])+[.B18]*[.D18]" office:value-type="float" office:value="90112" calcext:value-type="float">
            <text:p>90112</text:p>
          </table:table-cell>
          <table:table-cell table:formula="of:=[.K18]/[.J18]" office:value-type="float" office:value="0.458333333333333" calcext:value-type="float">
            <text:p>0.458333333333333</text:p>
          </table:table-cell>
          <table:table-cell table:formula="of:=[.B18]*[.C18]*[.D18]" office:value-type="float" office:value="4194304" calcext:value-type="float">
            <text:p>4194304</text:p>
          </table:table-cell>
          <table:table-cell table:formula="of:=[.B18]*[.C18]*[.D18]/[.E18]/[.F18]" office:value-type="float" office:value="131072" calcext:value-type="float">
            <text:p>131072</text:p>
          </table:table-cell>
          <table:table-cell table:formula="of:=[.N18]/[.M18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19]*[.F19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19]*[.C19]*[.D19]/[.I19])+([.B19]*[.C19]*[.D19]/[.H19])+[.B19]*[.D19]" office:value-type="float" office:value="196608" calcext:value-type="float">
            <text:p>196608</text:p>
          </table:table-cell>
          <table:table-cell table:formula="of:=([.B19]*[.C19]*[.D19]/[.I19]/[.F19])+([.B19]*[.C19]*[.D19]/[.H19]/[.E19])+[.B19]*[.D19]" office:value-type="float" office:value="90112" calcext:value-type="float">
            <text:p>90112</text:p>
          </table:table-cell>
          <table:table-cell table:formula="of:=[.K19]/[.J19]" office:value-type="float" office:value="0.458333333333333" calcext:value-type="float">
            <text:p>0.458333333333333</text:p>
          </table:table-cell>
          <table:table-cell table:formula="of:=[.B19]*[.C19]*[.D19]" office:value-type="float" office:value="4194304" calcext:value-type="float">
            <text:p>4194304</text:p>
          </table:table-cell>
          <table:table-cell table:formula="of:=[.B19]*[.C19]*[.D19]/[.E19]/[.F19]" office:value-type="float" office:value="131072" calcext:value-type="float">
            <text:p>131072</text:p>
          </table:table-cell>
          <table:table-cell table:formula="of:=[.N19]/[.M19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*V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20]*[.F20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20]*[.C20]*[.D20]/[.I20])+([.B20]*[.C20]*[.D20]/[.H20])+[.B20]*[.D20]" office:value-type="float" office:value="1769472" calcext:value-type="float">
            <text:p>1769472</text:p>
          </table:table-cell>
          <table:table-cell table:formula="of:=([.B20]*[.C20]*[.D20]/[.I20]/[.F20])+([.B20]*[.C20]*[.D20]/[.H20]/[.E20])+[.B20]*[.D20]" office:value-type="float" office:value="491520" calcext:value-type="float">
            <text:p>491520</text:p>
          </table:table-cell>
          <table:table-cell table:formula="of:=[.K20]/[.J20]" office:value-type="float" office:value="0.277777777777778" calcext:value-type="float">
            <text:p>0.277777777777778</text:p>
          </table:table-cell>
          <table:table-cell table:formula="of:=[.B20]*[.C20]*[.D20]" office:value-type="float" office:value="50331648" calcext:value-type="float">
            <text:p>50331648</text:p>
          </table:table-cell>
          <table:table-cell table:formula="of:=[.B20]*[.C20]*[.D20]/[.E20]/[.F20]" office:value-type="float" office:value="1572864" calcext:value-type="float">
            <text:p>1572864</text:p>
          </table:table-cell>
          <table:table-cell table:formula="of:=[.N20]/[.M20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*W^O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21]*[.F21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21]*[.C21]*[.D21]/[.I21])+([.B21]*[.C21]*[.D21]/[.H21])+[.B21]*[.D21]" office:value-type="float" office:value="4915200" calcext:value-type="float">
            <text:p>4915200</text:p>
          </table:table-cell>
          <table:table-cell table:formula="of:=([.B21]*[.C21]*[.D21]/[.I21]/[.F21])+([.B21]*[.C21]*[.D21]/[.H21]/[.E21])+[.B21]*[.D21]" office:value-type="float" office:value="1081344" calcext:value-type="float">
            <text:p>1081344</text:p>
          </table:table-cell>
          <table:table-cell table:formula="of:=[.K21]/[.J21]" office:value-type="float" office:value="0.22" calcext:value-type="float">
            <text:p>0.22</text:p>
          </table:table-cell>
          <table:table-cell table:formula="of:=[.B21]*[.C21]*[.D21]" office:value-type="float" office:value="150994944" calcext:value-type="float">
            <text:p>150994944</text:p>
          </table:table-cell>
          <table:table-cell table:formula="of:=[.B21]*[.C21]*[.D21]/[.E21]/[.F21]" office:value-type="float" office:value="4718592" calcext:value-type="float">
            <text:p>4718592</text:p>
          </table:table-cell>
          <table:table-cell table:formula="of:=[.N21]/[.M21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FFN-1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22]*[.F22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22]*[.C22]*[.D22]/[.I22])+([.B22]*[.C22]*[.D22]/[.H22])+[.B22]*[.D22]" office:value-type="float" office:value="19660800" calcext:value-type="float">
            <text:p>19660800</text:p>
          </table:table-cell>
          <table:table-cell table:formula="of:=([.B22]*[.C22]*[.D22]/[.I22]/[.F22])+([.B22]*[.C22]*[.D22]/[.H22]/[.E22])+[.B22]*[.D22]" office:value-type="float" office:value="4325376" calcext:value-type="float">
            <text:p>4325376</text:p>
          </table:table-cell>
          <table:table-cell table:formula="of:=[.K22]/[.J22]" office:value-type="float" office:value="0.22" calcext:value-type="float">
            <text:p>0.22</text:p>
          </table:table-cell>
          <table:table-cell table:formula="of:=[.B22]*[.C22]*[.D22]" office:value-type="float" office:value="603979776" calcext:value-type="float">
            <text:p>603979776</text:p>
          </table:table-cell>
          <table:table-cell table:formula="of:=[.B22]*[.C22]*[.D22]/[.E22]/[.F22]" office:value-type="float" office:value="18874368" calcext:value-type="float">
            <text:p>18874368</text:p>
          </table:table-cell>
          <table:table-cell table:formula="of:=[.N22]/[.M22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FFN-2</text:p>
          </table:table-cell>
          <table:table-cell office:value-type="float" office:value="256" calcext:value-type="float">
            <text:p>256</text:p>
          </table:table-cell>
          <table:table-cell office:value-type="float" office:value="3072" calcext:value-type="float">
            <text:p>3072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23]*[.F23]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B23]*[.C23]*[.D23]/[.I23])+([.B23]*[.C23]*[.D23]/[.H23])+[.B23]*[.D23]" office:value-type="float" office:value="19070976" calcext:value-type="float">
            <text:p>19070976</text:p>
          </table:table-cell>
          <table:table-cell table:formula="of:=([.B23]*[.C23]*[.D23]/[.I23]/[.F23])+([.B23]*[.C23]*[.D23]/[.H23]/[.E23])+[.B23]*[.D23]" office:value-type="float" office:value="3735552" calcext:value-type="float">
            <text:p>3735552</text:p>
          </table:table-cell>
          <table:table-cell table:formula="of:=[.K23]/[.J23]" office:value-type="float" office:value="0.195876288659794" calcext:value-type="float">
            <text:p>0.195876288659794</text:p>
          </table:table-cell>
          <table:table-cell table:formula="of:=[.B23]*[.C23]*[.D23]" office:value-type="float" office:value="603979776" calcext:value-type="float">
            <text:p>603979776</text:p>
          </table:table-cell>
          <table:table-cell table:formula="of:=[.B23]*[.C23]*[.D23]/[.E23]/[.F23]" office:value-type="float" office:value="18874368" calcext:value-type="float">
            <text:p>18874368</text:p>
          </table:table-cell>
          <table:table-cell table:formula="of:=[.N23]/[.M23]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table:number-columns-repeated="5"/>
          <table:table-cell office:value-type="string" calcext:value-type="string">
            <text:p>Total cores</text:p>
          </table:table-cell>
          <table:table-cell table:formula="of:=MAX([.G5:.G23])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otal with 1 core</text:p>
          </table:table-cell>
          <table:table-cell office:value-type="string" calcext:value-type="string">
            <text:p>Total with r*c cores</text:p>
          </table:table-cell>
          <table:table-cell office:value-type="string" calcext:value-type="string">
            <text:p>Avg Ratio</text:p>
          </table:table-cell>
          <table:table-cell office:value-type="string" calcext:value-type="string">
            <text:p>Total with 1 core</text:p>
          </table:table-cell>
          <table:table-cell office:value-type="string" calcext:value-type="string">
            <text:p>Total with r*c cores</text:p>
          </table:table-cell>
          <table:table-cell office:value-type="string" calcext:value-type="string">
            <text:p>Avg Ratio</text:p>
          </table:table-cell>
          <table:table-cell/>
          <table:table-cell table:style-name="ce16" table:number-columns-repeated="16368"/>
        </table:table-row>
        <table:table-row table:style-name="ro1">
          <table:table-cell table:number-columns-repeated="9"/>
          <table:table-cell table:formula="of:=SUM([.J5:.J23])" office:value-type="float" office:value="62521344" calcext:value-type="float">
            <text:p>62521344</text:p>
          </table:table-cell>
          <table:table-cell table:formula="of:=SUM([.K5:.K23])" office:value-type="float" office:value="13959168" calcext:value-type="float">
            <text:p>13959168</text:p>
          </table:table-cell>
          <table:table-cell table:formula="of:=AVERAGE([.L5:.L23])" office:value-type="float" office:value="0.372297582444083" calcext:value-type="float">
            <text:p>0.372297582444083</text:p>
          </table:table-cell>
          <table:table-cell table:formula="of:=SUM([.M5:.M23])" office:value-type="float" office:value="1912602624" calcext:value-type="float">
            <text:p>1912602624</text:p>
          </table:table-cell>
          <table:table-cell table:formula="of:=SUM([.N5:.N23])" office:value-type="float" office:value="59768832" calcext:value-type="float">
            <text:p>59768832</text:p>
          </table:table-cell>
          <table:table-cell table:formula="of:=AVERAGE([.O5:.O23])" office:value-type="float" office:value="0.03125" calcext:value-type="float">
            <text:p>0.03125</text:p>
          </table:table-cell>
          <table:table-cell/>
          <table:table-cell table:style-name="ce16" table:number-columns-repeated="16368"/>
        </table:table-row>
        <table:table-row table:style-name="ro1">
          <table:table-cell table:number-columns-repeated="16"/>
          <table:table-cell table:style-name="ce16" table:number-columns-repeated="16368"/>
        </table:table-row>
        <table:table-row table:style-name="ro1">
          <table:table-cell table:style-name="ce35" office:value-type="string" calcext:value-type="string" table:number-columns-spanned="15" table:number-rows-spanned="1">
            <text:p>Accumulate in place with dataflow, i.e. only temporal fusion</text:p>
          </table:table-cell>
          <table:covered-table-cell table:style-name="ce35"/>
          <table:covered-table-cell table:number-columns-repeated="13"/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 Co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_D with 1 core </text:p>
          </table:table-cell>
          <table:table-cell office:value-type="string" calcext:value-type="string">
            <text:p>T_D with r*c cores</text:p>
          </table:table-cell>
          <table:table-cell office:value-type="string" calcext:value-type="string">
            <text:p>T_D ratio r*c cores: 1 core</text:p>
          </table:table-cell>
          <table:table-cell office:value-type="string" calcext:value-type="string">
            <text:p>MACs with 1 core</text:p>
          </table:table-cell>
          <table:table-cell office:value-type="string" calcext:value-type="string">
            <text:p>MACs with r*c cores</text:p>
          </table:table-cell>
          <table:table-cell office:value-type="string" calcext:value-type="string">
            <text:p>MACs ratio r*c cores:1 core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9]*[.F29]"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([.B29]*[.C29]*[.D29]/[.I29])+([.B29]*[.C29]*[.D29]/[.H29])" office:value-type="float" office:value="2949120" calcext:value-type="float">
            <text:p>2949120</text:p>
          </table:table-cell>
          <table:table-cell table:formula="of:=([.B29]*[.C29]*[.D29]/[.I29]/[.F29])+([.B29]*[.C29]*[.D29]/[.H29]/[.E29])" office:value-type="float" office:value="2654208" calcext:value-type="float">
            <text:p>2654208</text:p>
          </table:table-cell>
          <table:table-cell table:formula="of:=[.K29]/[.J29]" office:value-type="float" office:value="0.9" calcext:value-type="float">
            <text:p>0.9</text:p>
          </table:table-cell>
          <table:table-cell table:formula="of:=[.B29]*[.C29]*[.D29]" office:value-type="float" office:value="150994944" calcext:value-type="float">
            <text:p>150994944</text:p>
          </table:table-cell>
          <table:table-cell table:formula="of:=[.B29]*[.C29]*[.D29]/[.E29]/[.F29]" office:value-type="float" office:value="75497472" calcext:value-type="float">
            <text:p>75497472</text:p>
          </table:table-cell>
          <table:table-cell table:formula="of:=[.N29]/[.M29]" office:value-type="float" office:value="0.5" calcext:value-type="float">
            <text:p>0.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30]*[.F30]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formula="of:=([.B30]*[.C30]*[.D30]/[.I30])+([.B30]*[.C30]*[.D30]/[.H30])" office:value-type="float" office:value="2949120" calcext:value-type="float">
            <text:p>2949120</text:p>
          </table:table-cell>
          <table:table-cell table:formula="of:=([.B30]*[.C30]*[.D30]/[.I30]/[.F30])+([.B30]*[.C30]*[.D30]/[.H30]/[.E30])" office:value-type="float" office:value="1769472" calcext:value-type="float">
            <text:p>1769472</text:p>
          </table:table-cell>
          <table:table-cell table:formula="of:=[.K30]/[.J30]" office:value-type="float" office:value="0.6" calcext:value-type="float">
            <text:p>0.6</text:p>
          </table:table-cell>
          <table:table-cell table:formula="of:=[.B30]*[.C30]*[.D30]" office:value-type="float" office:value="150994944" calcext:value-type="float">
            <text:p>150994944</text:p>
          </table:table-cell>
          <table:table-cell table:formula="of:=[.B30]*[.C30]*[.D30]/[.E30]/[.F30]" office:value-type="float" office:value="75497472" calcext:value-type="float">
            <text:p>75497472</text:p>
          </table:table-cell>
          <table:table-cell table:formula="of:=[.N30]/[.M30]" office:value-type="float" office:value="0.5" calcext:value-type="float">
            <text:p>0.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31]*[.F31]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formula="of:=([.B31]*[.C31]*[.D31]/[.I31])+([.B31]*[.C31]*[.D31]/[.H31])" office:value-type="float" office:value="2949120" calcext:value-type="float">
            <text:p>2949120</text:p>
          </table:table-cell>
          <table:table-cell table:formula="of:=([.B31]*[.C31]*[.D31]/[.I31]/[.F31])+([.B31]*[.C31]*[.D31]/[.H31]/[.E31])" office:value-type="float" office:value="1769472" calcext:value-type="float">
            <text:p>1769472</text:p>
          </table:table-cell>
          <table:table-cell table:formula="of:=[.K31]/[.J31]" office:value-type="float" office:value="0.6" calcext:value-type="float">
            <text:p>0.6</text:p>
          </table:table-cell>
          <table:table-cell table:formula="of:=[.B31]*[.C31]*[.D31]" office:value-type="float" office:value="150994944" calcext:value-type="float">
            <text:p>150994944</text:p>
          </table:table-cell>
          <table:table-cell table:formula="of:=[.B31]*[.C31]*[.D31]/[.E31]/[.F31]" office:value-type="float" office:value="75497472" calcext:value-type="float">
            <text:p>75497472</text:p>
          </table:table-cell>
          <table:table-cell table:formula="of:=[.N31]/[.M31]" office:value-type="float" office:value="0.5" calcext:value-type="float">
            <text:p>0.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2]*[.F32]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2]*[.C32]*[.D32]" office:value-type="float" office:value="4194304" calcext:value-type="float">
            <text:p>4194304</text:p>
          </table:table-cell>
          <table:table-cell table:formula="of:=[.B32]*[.C32]*[.D32]/[.E32]/[.F32]" office:value-type="float" office:value="4194304" calcext:value-type="float">
            <text:p>4194304</text:p>
          </table:table-cell>
          <table:table-cell table:formula="of:=[.N32]/[.M32]" office:value-type="float" office:value="1" calcext:value-type="float">
            <text:p>1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3]*[.F33]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3]*[.C33]*[.D33]" office:value-type="float" office:value="4194304" calcext:value-type="float">
            <text:p>4194304</text:p>
          </table:table-cell>
          <table:table-cell table:formula="of:=[.B33]*[.C33]*[.D33]/[.E33]/[.F33]" office:value-type="float" office:value="4194304" calcext:value-type="float">
            <text:p>4194304</text:p>
          </table:table-cell>
          <table:table-cell table:formula="of:=[.N33]/[.M33]" office:value-type="float" office:value="1" calcext:value-type="float">
            <text:p>1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4]*[.C34]*[.D34]" office:value-type="float" office:value="4194304" calcext:value-type="float">
            <text:p>4194304</text:p>
          </table:table-cell>
          <table:table-cell table:formula="of:=[.B34]*[.C34]*[.D34]/[.E34]/[.F34]" office:value-type="float" office:value="4194304" calcext:value-type="float">
            <text:p>4194304</text:p>
          </table:table-cell>
          <table:table-cell table:formula="of:=[.N34]/[.M34]" office:value-type="float" office:value="1" calcext:value-type="float">
            <text:p>1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5]*[.C35]*[.D35]" office:value-type="float" office:value="4194304" calcext:value-type="float">
            <text:p>4194304</text:p>
          </table:table-cell>
          <table:table-cell table:formula="of:=[.B35]*[.C35]*[.D35]/[.E35]/[.F35]" office:value-type="float" office:value="4194304" calcext:value-type="float">
            <text:p>4194304</text:p>
          </table:table-cell>
          <table:table-cell table:formula="of:=[.N35]/[.M35]" office:value-type="float" office:value="1" calcext:value-type="float">
            <text:p>1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6]*[.C36]*[.D36]" office:value-type="float" office:value="4194304" calcext:value-type="float">
            <text:p>4194304</text:p>
          </table:table-cell>
          <table:table-cell table:formula="of:=[.B36]*[.C36]*[.D36]/[.E36]/[.F36]" office:value-type="float" office:value="4194304" calcext:value-type="float">
            <text:p>4194304</text:p>
          </table:table-cell>
          <table:table-cell table:formula="of:=[.N36]/[.M36]" office:value-type="float" office:value="1" calcext:value-type="float">
            <text:p>1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7]*[.C37]*[.D37]" office:value-type="float" office:value="4194304" calcext:value-type="float">
            <text:p>4194304</text:p>
          </table:table-cell>
          <table:table-cell table:formula="of:=[.B37]*[.C37]*[.D37]/[.E37]/[.F37]" office:value-type="float" office:value="4194304" calcext:value-type="float">
            <text:p>4194304</text:p>
          </table:table-cell>
          <table:table-cell table:formula="of:=[.N37]/[.M37]" office:value-type="float" office:value="1" calcext:value-type="float">
            <text:p>1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8]*[.C38]*[.D38]" office:value-type="float" office:value="4194304" calcext:value-type="float">
            <text:p>4194304</text:p>
          </table:table-cell>
          <table:table-cell table:formula="of:=[.B38]*[.C38]*[.D38]/[.E38]/[.F38]" office:value-type="float" office:value="4194304" calcext:value-type="float">
            <text:p>4194304</text:p>
          </table:table-cell>
          <table:table-cell table:formula="of:=[.N38]/[.M38]" office:value-type="float" office:value="1" calcext:value-type="float">
            <text:p>1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9]*[.C39]*[.D39]" office:value-type="float" office:value="4194304" calcext:value-type="float">
            <text:p>4194304</text:p>
          </table:table-cell>
          <table:table-cell table:formula="of:=[.B39]*[.C39]*[.D39]/[.E39]/[.F39]" office:value-type="float" office:value="4194304" calcext:value-type="float">
            <text:p>4194304</text:p>
          </table:table-cell>
          <table:table-cell table:formula="of:=[.N39]/[.M39]" office:value-type="float" office:value="1" calcext:value-type="float">
            <text:p>1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0]*[.C40]*[.D40]" office:value-type="float" office:value="4194304" calcext:value-type="float">
            <text:p>4194304</text:p>
          </table:table-cell>
          <table:table-cell table:formula="of:=[.B40]*[.C40]*[.D40]/[.E40]/[.F40]" office:value-type="float" office:value="4194304" calcext:value-type="float">
            <text:p>4194304</text:p>
          </table:table-cell>
          <table:table-cell table:formula="of:=[.N40]/[.M40]" office:value-type="float" office:value="1" calcext:value-type="float">
            <text:p>1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1]*[.C41]*[.D41]" office:value-type="float" office:value="4194304" calcext:value-type="float">
            <text:p>4194304</text:p>
          </table:table-cell>
          <table:table-cell table:formula="of:=[.B41]*[.C41]*[.D41]/[.E41]/[.F41]" office:value-type="float" office:value="4194304" calcext:value-type="float">
            <text:p>4194304</text:p>
          </table:table-cell>
          <table:table-cell table:formula="of:=[.N41]/[.M41]" office:value-type="float" office:value="1" calcext:value-type="float">
            <text:p>1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2]*[.F42]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2]*[.C42]*[.D42]" office:value-type="float" office:value="4194304" calcext:value-type="float">
            <text:p>4194304</text:p>
          </table:table-cell>
          <table:table-cell table:formula="of:=[.B42]*[.C42]*[.D42]/[.E42]/[.F42]" office:value-type="float" office:value="4194304" calcext:value-type="float">
            <text:p>4194304</text:p>
          </table:table-cell>
          <table:table-cell table:formula="of:=[.N42]/[.M42]" office:value-type="float" office:value="1" calcext:value-type="float">
            <text:p>1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3]*[.F43]"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3]*[.C43]*[.D43]" office:value-type="float" office:value="4194304" calcext:value-type="float">
            <text:p>4194304</text:p>
          </table:table-cell>
          <table:table-cell table:formula="of:=[.B43]*[.C43]*[.D43]/[.E43]/[.F43]" office:value-type="float" office:value="4194304" calcext:value-type="float">
            <text:p>4194304</text:p>
          </table:table-cell>
          <table:table-cell table:formula="of:=[.N43]/[.M43]" office:value-type="float" office:value="1" calcext:value-type="float">
            <text:p>1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Attn*V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4]*[.F44]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4]*[.C44]*[.D44]" office:value-type="float" office:value="50331648" calcext:value-type="float">
            <text:p>50331648</text:p>
          </table:table-cell>
          <table:table-cell table:formula="of:=[.B44]*[.C44]*[.D44]/[.E44]/[.F44]" office:value-type="float" office:value="50331648" calcext:value-type="float">
            <text:p>50331648</text:p>
          </table:table-cell>
          <table:table-cell table:formula="of:=[.N44]/[.M44]" office:value-type="float" office:value="1" calcext:value-type="float">
            <text:p>1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*W^O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45]*[.F45]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[.B45]*[.C45]*[.D45]/[.H45]" office:value-type="float" office:value="589824" calcext:value-type="float">
            <text:p>589824</text:p>
          </table:table-cell>
          <table:table-cell table:formula="of:=[.B45]*[.C45]*[.D45]/[.H45]/[.E45]" office:value-type="float" office:value="147456" calcext:value-type="float">
            <text:p>147456</text:p>
          </table:table-cell>
          <table:table-cell table:formula="of:=[.K45]/[.J45]" office:value-type="float" office:value="0.25" calcext:value-type="float">
            <text:p>0.25</text:p>
          </table:table-cell>
          <table:table-cell table:formula="of:=[.B45]*[.C45]*[.D45]" office:value-type="float" office:value="150994944" calcext:value-type="float">
            <text:p>150994944</text:p>
          </table:table-cell>
          <table:table-cell table:formula="of:=[.B45]*[.C45]*[.D45]/[.E45]/[.F45]" office:value-type="float" office:value="37748736" calcext:value-type="float">
            <text:p>37748736</text:p>
          </table:table-cell>
          <table:table-cell table:formula="of:=[.N45]/[.M45]" office:value-type="float" office:value="0.25" calcext:value-type="float">
            <text:p>0.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FFN-1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46]*[.F46]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[.B46]*[.C46]*[.D46]/[.H46]" office:value-type="float" office:value="2359296" calcext:value-type="float">
            <text:p>2359296</text:p>
          </table:table-cell>
          <table:table-cell table:formula="of:=[.B46]*[.C46]*[.D46]/[.H46]/[.E46]" office:value-type="float" office:value="589824" calcext:value-type="float">
            <text:p>589824</text:p>
          </table:table-cell>
          <table:table-cell table:formula="of:=[.K46]/[.J46]" office:value-type="float" office:value="0.25" calcext:value-type="float">
            <text:p>0.25</text:p>
          </table:table-cell>
          <table:table-cell table:formula="of:=[.B46]*[.C46]*[.D46]" office:value-type="float" office:value="603979776" calcext:value-type="float">
            <text:p>603979776</text:p>
          </table:table-cell>
          <table:table-cell table:formula="of:=[.B46]*[.C46]*[.D46]/[.E46]/[.F46]" office:value-type="float" office:value="75497472" calcext:value-type="float">
            <text:p>75497472</text:p>
          </table:table-cell>
          <table:table-cell table:formula="of:=[.N46]/[.M46]" office:value-type="float" office:value="0.125" calcext:value-type="float">
            <text:p>0.125</text:p>
          </table:table-cell>
          <table:table-cell/>
          <table:table-cell table:style-name="ce16" table:number-columns-repeated="16368"/>
        </table:table-row>
        <table:table-row table:style-name="ro1">
          <table:table-cell office:value-type="string" calcext:value-type="string">
            <text:p>FFN-2</text:p>
          </table:table-cell>
          <table:table-cell office:value-type="float" office:value="256" calcext:value-type="float">
            <text:p>256</text:p>
          </table:table-cell>
          <table:table-cell office:value-type="float" office:value="3072" calcext:value-type="float">
            <text:p>3072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47]*[.F47]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[.B47]*[.C47]*[.D47]/[.H47]+[.B47]*[.D47]" office:value-type="float" office:value="2555904" calcext:value-type="float">
            <text:p>2555904</text:p>
          </table:table-cell>
          <table:table-cell table:formula="of:=[.B47]*[.C47]*[.D47]/[.H47]/[.E47]+[.B47]*[.D47]" office:value-type="float" office:value="786432" calcext:value-type="float">
            <text:p>786432</text:p>
          </table:table-cell>
          <table:table-cell table:formula="of:=[.K47]/[.J47]" office:value-type="float" office:value="0.307692307692308" calcext:value-type="float">
            <text:p>0.307692307692308</text:p>
          </table:table-cell>
          <table:table-cell table:formula="of:=[.B47]*[.C47]*[.D47]" office:value-type="float" office:value="603979776" calcext:value-type="float">
            <text:p>603979776</text:p>
          </table:table-cell>
          <table:table-cell table:formula="of:=[.B47]*[.C47]*[.D47]/[.E47]/[.F47]" office:value-type="float" office:value="75497472" calcext:value-type="float">
            <text:p>75497472</text:p>
          </table:table-cell>
          <table:table-cell table:formula="of:=[.N47]/[.M47]" office:value-type="float" office:value="0.125" calcext:value-type="float">
            <text:p>0.125</text:p>
          </table:table-cell>
          <table:table-cell/>
          <table:table-cell table:style-name="ce16" table:number-columns-repeated="1636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Total cores</text:p>
          </table:table-cell>
          <table:table-cell table:formula="of:=SUM([.G29];[.G30];[.G31];[.G32];[.G45];[.G44];[.G46];[.G47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otal with 1 core</text:p>
          </table:table-cell>
          <table:table-cell office:value-type="string" calcext:value-type="string">
            <text:p>Total with r*c cores</text:p>
          </table:table-cell>
          <table:table-cell office:value-type="string" calcext:value-type="string">
            <text:p>Avg Ratio</text:p>
          </table:table-cell>
          <table:table-cell office:value-type="string" calcext:value-type="string">
            <text:p>Total with 1 core</text:p>
          </table:table-cell>
          <table:table-cell office:value-type="string" calcext:value-type="string">
            <text:p>Total with r*c cores</text:p>
          </table:table-cell>
          <table:table-cell office:value-type="string" calcext:value-type="string">
            <text:p>Avg Ratio</text:p>
          </table:table-cell>
          <table:table-cell/>
          <table:table-cell table:style-name="ce16" table:number-columns-repeated="16368"/>
        </table:table-row>
        <table:table-row table:style-name="ro1">
          <table:table-cell table:number-columns-repeated="5"/>
          <table:table-cell office:value-type="string" calcext:value-type="string">
            <text:p>Attn Score will use the same core</text:p>
          </table:table-cell>
          <table:table-cell table:style-name="Default"/>
          <table:table-cell table:number-columns-repeated="2"/>
          <table:table-cell table:formula="of:=SUM([.J29:.J47])" office:value-type="float" office:value="14352384" calcext:value-type="float">
            <text:p>14352384</text:p>
          </table:table-cell>
          <table:table-cell table:formula="of:=SUM([.K29:.K47])" office:value-type="float" office:value="7716864" calcext:value-type="float">
            <text:p>7716864</text:p>
          </table:table-cell>
          <table:table-cell table:formula="of:=AVERAGE([.L29:.L47])" office:value-type="float" office:value="0.153036437246964" calcext:value-type="float">
            <text:p>0.153036437246964</text:p>
          </table:table-cell>
          <table:table-cell table:formula="of:=MAX([.M29:.M47])" office:value-type="float" office:value="603979776" calcext:value-type="float">
            <text:p>603979776</text:p>
          </table:table-cell>
          <table:table-cell table:formula="of:=MAX([.N29:.N47])" office:value-type="float" office:value="75497472" calcext:value-type="float">
            <text:p>75497472</text:p>
          </table:table-cell>
          <table:table-cell table:formula="of:=AVERAGE([.O29:.O47])" office:value-type="float" office:value="0.789473684210526" calcext:value-type="float">
            <text:p>0.789473684210526</text:p>
          </table:table-cell>
          <table:table-cell/>
          <table:table-cell table:style-name="ce16" table:number-columns-repeated="16368"/>
        </table:table-row>
        <table:table-row table:style-name="ro1">
          <table:table-cell table:number-columns-repeated="5"/>
          <table:table-cell office:value-type="string" calcext:value-type="string">
            <text:p>1 core for Softmax and 2 cores for Add &amp; Norm not shown here since only focusing on GEMM</text:p>
          </table:table-cell>
          <table:table-cell table:number-columns-repeated="10"/>
          <table:table-cell table:style-name="ce16" table:number-columns-repeated="16368"/>
        </table:table-row>
        <table:table-row table:style-name="ro1">
          <table:table-cell table:number-columns-repeated="10"/>
          <table:table-cell office:value-type="string" calcext:value-type="string">
            <text:p>Dataflow/RTP</text:p>
          </table:table-cell>
          <table:table-cell table:number-columns-repeated="2"/>
          <table:table-cell office:value-type="string" calcext:value-type="string">
            <text:p>Dataflow/RTP</text:p>
          </table:table-cell>
          <table:table-cell table:number-columns-repeated="2"/>
          <table:table-cell table:style-name="ce16" table:number-columns-repeated="16368"/>
        </table:table-row>
        <table:table-row table:style-name="ro1">
          <table:table-cell table:number-columns-repeated="10"/>
          <table:table-cell table:formula="of:=[.K49]/[.K25]" office:value-type="float" office:value="0.552816901408451" calcext:value-type="float">
            <text:p>0.552816901408451</text:p>
          </table:table-cell>
          <table:table-cell table:number-columns-repeated="2"/>
          <table:table-cell table:formula="of:=[.N49]/[.N25]" office:value-type="float" office:value="1.26315789473684" calcext:value-type="float">
            <text:p>1.26315789473684</text:p>
          </table:table-cell>
          <table:table-cell table:number-columns-repeated="2"/>
          <table:table-cell table:style-name="ce16" table:number-columns-repeated="16368"/>
        </table:table-row>
        <table:table-row table:style-name="ro1" table:number-rows-repeated="1048523">
          <table:table-cell table:number-columns-repeated="16"/>
          <table:table-cell table:style-name="ce16" table:number-columns-repeated="16368"/>
        </table:table-row>
        <table:table-row table:style-name="ro1">
          <table:table-cell table:number-columns-repeated="16"/>
          <table:table-cell table:style-name="ce16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22:56:29.6383815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3T18:58:47.689264622</meta:creation-date>
    <dc:date>2025-09-11T01:54:24.856115133</dc:date>
    <meta:editing-duration>P1DT11H3M1S</meta:editing-duration>
    <meta:editing-cycles>446</meta:editing-cycles>
    <meta:generator>LibreOffice/25.2.5.2$Linux_X86_64 LibreOffice_project/fb4792146257752f54eab576deb869869b108571</meta:generator>
    <meta:document-statistic meta:table-count="3" meta:cell-count="1458" meta:object-count="0"/>
  </office:meta>
</office:document-meta>
</file>